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morant" svg:font-family="Cormorant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rmorant Garamond Medium" svg:font-family="'Cormorant Garamond Medium'" style:font-adornments="Medium" style:font-pitch="variable"/>
    <style:font-face style:name="Cormorant Garamond SemiBold" svg:font-family="'Cormorant Garamond SemiBold'" style:font-pitch="variable"/>
    <style:font-face style:name="Cormorant Medium" svg:font-family="'Cormorant Medium'" style:font-pitch="variable"/>
    <style:font-face style:name="Cormorant SC SemiBold" svg:font-family="'Cormorant SC Semi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font-name="Cormorant Garamond SemiBold" fo:font-size="15pt" officeooo:rsid="0013f889" officeooo:paragraph-rsid="0015948c" style:font-size-asian="15pt" style:font-size-complex="15pt"/>
    </style:style>
    <style:style style:name="P2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Cormorant Garamond SemiBold" fo:font-size="9.30000019073486pt" fo:letter-spacing="0.0071in" fo:font-style="italic" fo:font-weight="normal" officeooo:rsid="0013f889" officeooo:paragraph-rsid="0015948c" style:font-size-asian="9.30000019073486pt" style:font-style-asian="italic" style:font-weight-asian="normal" style:font-size-complex="9.30000019073486pt" style:font-style-complex="italic" style:font-weight-complex="normal"/>
    </style:style>
    <style:style style:name="P3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style:font-name="Cormorant Garamond Medium" fo:font-size="12pt" officeooo:rsid="0013f889" officeooo:paragraph-rsid="0015948c" style:font-size-asian="12pt" style:font-size-complex="12pt"/>
    </style:style>
    <style:style style:name="P4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fo:font-variant="normal" fo:text-transform="none" fo:color="#000000" style:font-name="Cormorant Medium" fo:font-size="14pt" fo:letter-spacing="normal" fo:font-style="normal" fo:font-weight="normal" officeooo:paragraph-rsid="0015948c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00000" style:font-name="Cormorant" fo:font-size="14pt" fo:letter-spacing="normal" fo:font-style="normal" fo:font-weight="normal"/>
    </style:style>
    <style:style style:name="P6" style:family="paragraph" style:parent-style-name="Preformatted_20_Text">
      <style:paragraph-properties fo:margin-left="0in" fo:margin-right="0in" fo:margin-top="0.0402in" fo:margin-bottom="0in" loext:contextual-spacing="false" fo:line-height="115%" fo:orphans="2" fo:widows="2" fo:text-indent="0in" style:auto-text-indent="false"/>
      <style:text-properties fo:font-variant="normal" fo:text-transform="none" fo:color="#000000" style:font-name="Cormorant" fo:font-size="14pt" fo:letter-spacing="normal" fo:font-style="normal" fo:font-weight="normal"/>
    </style:style>
    <style:style style:name="P7" style:family="paragraph" style:parent-style-name="Preformatted_20_Text">
      <style:paragraph-properties fo:line-height="100%" fo:text-align="justify" style:justify-single-word="false"/>
      <style:text-properties fo:font-variant="normal" fo:text-transform="none" fo:color="#000000" style:font-name="Cormorant Garamond SemiBold" fo:font-size="8pt" fo:letter-spacing="normal" fo:font-style="normal" fo:font-weight="bold" officeooo:rsid="0013f889" officeooo:paragraph-rsid="0015948c" style:font-size-asian="7pt" style:font-style-asian="normal" style:font-weight-asian="bold" style:font-size-complex="8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ormorant SC SemiBold" fo:font-weight="normal" style:font-weight-asian="normal" style:font-weight-complex="normal"/>
    </style:style>
    <style:style style:name="T3" style:family="text">
      <style:text-properties style:font-name="Cormorant SC SemiBold" fo:font-weight="normal" officeooo:rsid="0015948c" style:font-weight-asian="normal" style:font-weight-complex="normal"/>
    </style:style>
    <style:style style:name="T4" style:family="text">
      <style:text-properties style:font-name="Cormorant SC SemiBold" fo:font-weight="normal" officeooo:rsid="001c0091" style:font-weight-asian="normal" style:font-weight-complex="normal"/>
    </style:style>
    <style:style style:name="T5" style:family="text">
      <style:text-properties style:font-name="Cormorant SC SemiBold" fo:font-weight="normal" officeooo:rsid="002da0b4" style:font-weight-asian="normal" style:font-weight-complex="normal"/>
    </style:style>
    <style:style style:name="T6" style:family="text">
      <style:text-properties fo:font-weight="bold" loext:padding="0in" loext:border="none"/>
    </style:style>
    <style:style style:name="T7" style:family="text">
      <style:text-properties fo:font-style="italic" loext:padding="0in" loext:border="none"/>
    </style:style>
    <style:style style:name="T8" style:family="text">
      <style:text-properties fo:font-size="10pt" loext:padding="0in" loext:border="none"/>
    </style:style>
    <style:style style:name="T9" style:family="text">
      <style:text-properties officeooo:rsid="00237f7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TOP </text:span><text:span text:style-name="T5">500 </text:span><text:span text:style-name="T2">MOST USED WORDS IN RUSSIAN WITH THEIR TRANSLATION</text:span><text:span text:style-name="T1">.</text:span></text:p>
      <text:p text:style-name="P7"/>
      <text:p text:style-name="P2"><text:span text:style-name="T9">By </text:span>RONALDO DAVID GOMES GLIGAN.</text:p>
      <text:p text:style-name="P3"/>
      <text:p text:style-name="P4"/>
      <text:p text:style-name="P6"><text:span text:style-name="T8">#1</text:span> <text:span text:style-name="T6">и</text:span>. <text:span text:style-name="T7">conj.</text:span> — and, though.</text:p>
      <text:p text:style-name="P5"><text:span text:style-name="T8">#2</text:span> <text:span text:style-name="T6">на</text:span>. <text:span text:style-name="T7">prep.</text:span> — on, it, at, to.</text:p>
      <text:p text:style-name="P5"><text:span text:style-name="T8">#3</text:span> <text:span text:style-name="T6">я</text:span>. <text:span text:style-name="T7">pron.</text:span> — I.</text:p>
      <text:p text:style-name="P5"><text:span text:style-name="T8">#4</text:span> <text:span text:style-name="T6">что</text:span>. <text:span text:style-name="T7">conj., pron.</text:span> — what, that, why.</text:p>
      <text:p text:style-name="P5"><text:span text:style-name="T8">#5</text:span> <text:span text:style-name="T6">тот</text:span>. <text:span text:style-name="T7">adj., pron.</text:span> — that.</text:p>
      <text:p text:style-name="P5"><text:span text:style-name="T8">#6</text:span> <text:span text:style-name="T6">с</text:span>. <text:span text:style-name="T7">prep.</text:span> — with, and, from, of.</text:p>
      <text:p text:style-name="P5"><text:span text:style-name="T8">#7</text:span> <text:span text:style-name="T6">а</text:span>. <text:span text:style-name="T7">conj.</text:span> — while, and, but.</text:p>
      <text:p text:style-name="P5"><text:span text:style-name="T8">#8</text:span> <text:span text:style-name="T6">весь</text:span>. <text:span text:style-name="T7">pron., n.</text:span> — all, everything.</text:p>
      <text:p text:style-name="P5"><text:span text:style-name="T8">#9</text:span> <text:span text:style-name="T6">это</text:span>. <text:span text:style-name="T7">pron.</text:span> — that, this, it.</text:p>
      <text:p text:style-name="P5"><text:span text:style-name="T8">#10</text:span> <text:span text:style-name="T6">как</text:span>. <text:span text:style-name="T7">adv., conj.</text:span> — how, what, as, like.</text:p>
      <text:p text:style-name="P5"><text:span text:style-name="T8">#11</text:span> <text:span text:style-name="T6">она</text:span>. <text:span text:style-name="T7">pron.</text:span> — she.</text:p>
      <text:p text:style-name="P5"><text:span text:style-name="T8">#12</text:span> <text:span text:style-name="T6">по</text:span>. <text:span text:style-name="T7">prep.</text:span> — on, along, by.</text:p>
      <text:p text:style-name="P5"><text:span text:style-name="T8">#13</text:span> <text:span text:style-name="T6">но</text:span>. <text:span text:style-name="T7">conj., n.</text:span> — but.</text:p>
      <text:p text:style-name="P5"><text:span text:style-name="T8">#14</text:span> <text:span text:style-name="T6">они</text:span>. <text:span text:style-name="T7">pron.</text:span> — they.</text:p>
      <text:p text:style-name="P5"><text:span text:style-name="T8">#15</text:span> <text:span text:style-name="T6">к</text:span>. <text:span text:style-name="T7">prep.</text:span> — to, for, by.</text:p>
      <text:p text:style-name="P5"><text:span text:style-name="T8">#16</text:span> <text:span text:style-name="T6">быть</text:span>. <text:span text:style-name="T7">vb.</text:span> — to be.</text:p>
      <text:p text:style-name="P5"><text:span text:style-name="T8">#17</text:span> <text:span text:style-name="T6">ты</text:span>. <text:span text:style-name="T7">pron.</text:span> — you, thou.</text:p>
      <text:p text:style-name="P5"><text:span text:style-name="T8">#18</text:span> <text:span text:style-name="T6">из</text:span>. <text:span text:style-name="T7">prep.</text:span> — from, of, in.</text:p>
      <text:p text:style-name="P5"><text:span text:style-name="T8">#19</text:span> <text:span text:style-name="T6">мы</text:span>. <text:span text:style-name="T7">pron.</text:span> — we.</text:p>
      <text:p text:style-name="P5"><text:span text:style-name="T8">#20</text:span> <text:span text:style-name="T6">за</text:span>. <text:span text:style-name="T7">prep.</text:span> — behind, over, at, after.</text:p>
      <text:p text:style-name="P5"><text:span text:style-name="T8">#21</text:span> <text:span text:style-name="T6">вы</text:span>. <text:span text:style-name="T7">pron.</text:span> — you.</text:p>
      <text:p text:style-name="P5"><text:span text:style-name="T8">#22</text:span> <text:span text:style-name="T6">так</text:span>. <text:span text:style-name="T7">adv.</text:span> — so, thus, then.</text:p>
      <text:p text:style-name="P5"><text:span text:style-name="T8">#23</text:span> <text:span text:style-name="T6">же</text:span>. <text:span text:style-name="T7">conj, particle.</text:span> — and, as for, but, same.</text:p>
      <text:p text:style-name="P5"><text:span text:style-name="T8">#24</text:span> <text:span text:style-name="T6">от</text:span>. <text:span text:style-name="T7">prep.</text:span> — from, of, for.</text:p>
      <text:p text:style-name="P5"><text:span text:style-name="T8">#25</text:span> <text:span text:style-name="T6">сказать</text:span>. <text:span text:style-name="T7">vb.</text:span> — to say, to speak.</text:p>
      <text:p text:style-name="P5"><text:span text:style-name="T8">#26</text:span> <text:span text:style-name="T6">этот</text:span>. <text:span text:style-name="T7">pron.</text:span> — this.</text:p>
      <text:p text:style-name="P5"><text:span text:style-name="T8">#27</text:span> <text:span text:style-name="T6">мочь</text:span>. <text:span text:style-name="T7">vb.</text:span> — be able.</text:p>
      <text:p text:style-name="P5"><text:span text:style-name="T8">#28</text:span> <text:span text:style-name="T6">человек</text:span>. <text:span text:style-name="T7">n.</text:span> — man, person.</text:p>
      <text:p text:style-name="P5"><text:span text:style-name="T8">#29</text:span> <text:span text:style-name="T6">не</text:span>. <text:span text:style-name="T7">particle.</text:span> — not.</text:p>
      <text:p text:style-name="P5"><text:span text:style-name="T8">#30</text:span> <text:span text:style-name="T6">он</text:span>. <text:span text:style-name="T7">pron.</text:span> — he.</text:p>
      <text:p text:style-name="P5"><text:span text:style-name="T8">#31</text:span> <text:span text:style-name="T6">ещё</text:span>. <text:span text:style-name="T7">adv.</text:span> — still, yet.</text:p>
      <text:p text:style-name="P5"><text:span text:style-name="T8">#32</text:span> <text:span text:style-name="T6">бы</text:span>. <text:span text:style-name="T7">particle.</text:span> — would.</text:p>
      <text:p text:style-name="P5"><text:span text:style-name="T8">#33</text:span> <text:span text:style-name="T6">такой</text:span>. <text:span text:style-name="T7">pron.</text:span> — such, so, some.</text:p>
      <text:p text:style-name="P5"><text:span text:style-name="T8">#34</text:span> <text:span text:style-name="T6">только</text:span>. <text:span text:style-name="T7">adv., conj.</text:span> — only, merely, but.</text:p>
      <text:p text:style-name="P5"><text:span text:style-name="T8">#35</text:span> <text:span text:style-name="T6">себя</text:span>. <text:span text:style-name="T7">pron., particle.</text:span> — myself, himself, herself.</text:p>
      <text:p text:style-name="P5"><text:span text:style-name="T8">#36</text:span> <text:span text:style-name="T6">своё</text:span>. <text:span text:style-name="T7">pron., n.</text:span> — one’s own, my, our.</text:p>
      <text:p text:style-name="P5"><text:span text:style-name="T8">#37</text:span> <text:span text:style-name="T6">какой</text:span>. <text:span text:style-name="T7">pron.</text:span> — what, which, how.</text:p>
      <text:p text:style-name="P5"><text:span text:style-name="T8">#38</text:span> <text:span text:style-name="T6">когда</text:span>. <text:span text:style-name="T7">adv., conj.</text:span> — when, while, as.</text:p>
      <text:p text:style-name="P5"><text:span text:style-name="T8">#39</text:span> <text:span text:style-name="T6">уже</text:span>. <text:span text:style-name="T7">adv.</text:span> — already, by now.</text:p>
      <text:p text:style-name="P5"><text:span text:style-name="T8">#40</text:span> <text:span text:style-name="T6">для</text:span>. <text:span text:style-name="T7">prep.</text:span> — for, to.</text:p>
      <text:p text:style-name="P5"><text:span text:style-name="T8">#41</text:span> <text:span text:style-name="T6">кто</text:span>. <text:span text:style-name="T7">pron.</text:span> — who, that, some.</text:p>
      <text:p text:style-name="P5"><text:span text:style-name="T8">#42</text:span> <text:span text:style-name="T6">да</text:span>. <text:span text:style-name="T7">conj., particle.</text:span> — yes, but.</text:p>
      <text:p text:style-name="P5"><text:span text:style-name="T8">#43</text:span> <text:span text:style-name="T6">говорить</text:span>. <text:span text:style-name="T7">vb.</text:span> — to say, to tell, to speak.</text:p>
      <text:p text:style-name="P5"><text:span text:style-name="T8">#44</text:span> <text:span text:style-name="T6">год</text:span>. <text:span text:style-name="T7">n.</text:span> — year.</text:p>
      <text:p text:style-name="P5"><text:span text:style-name="T8">#45</text:span> <text:span text:style-name="T6">знать</text:span>. <text:span text:style-name="T7">vb.</text:span> — to know, be aware.</text:p>
      <text:p text:style-name="P5"><text:span text:style-name="T8">#46</text:span> <text:span text:style-name="T6">мой</text:span>. <text:span text:style-name="T7">pron.</text:span> — my, mine.</text:p>
      <text:p text:style-name="P5"><text:span text:style-name="T8">#47</text:span> <text:span text:style-name="T6">один</text:span>. <text:span text:style-name="T7">cardinal number, pron.</text:span> — one, some, alone.</text:p>
      <text:p text:style-name="P5"><text:span text:style-name="T8">#48</text:span> <text:span text:style-name="T6">в</text:span>. <text:span text:style-name="T7">prep.</text:span> — in, at.</text:p>
      <text:p text:style-name="P5"><text:span text:style-name="T8">#49</text:span> <text:span text:style-name="T6">который</text:span>. <text:span text:style-name="T7">pron.</text:span> — which, who, that.</text:p>
      <text:p text:style-name="P5"><text:span text:style-name="T8">#50</text:span> <text:span text:style-name="T6">до</text:span>. <text:span text:style-name="T7">prep.</text:span> — to, up to, about, before.</text:p>
      <text:p text:style-name="P5"><text:span text:style-name="T8">#51</text:span> <text:span text:style-name="T6">или</text:span>. <text:span text:style-name="T7">conj.</text:span> — or.</text:p>
      <text:p text:style-name="P5"><text:span text:style-name="T8">#52</text:span> <text:span text:style-name="T6">если</text:span>. <text:span text:style-name="T7">conj.</text:span> — if.</text:p>
      <text:p text:style-name="P5"><text:span text:style-name="T8">#53</text:span> <text:span text:style-name="T6">о</text:span>. <text:span text:style-name="T7">prep.</text:span> — of, about, against.</text:p>
      <text:p text:style-name="P5"><text:span text:style-name="T8">#54</text:span> <text:span text:style-name="T6">у</text:span>. <text:span text:style-name="T7">prep.</text:span> — by, with, of.</text:p>
      <text:p text:style-name="P5"><text:span text:style-name="T8">#55</text:span> <text:span text:style-name="T6">нет</text:span>. <text:span text:style-name="T7">negation</text:span> — no, not, but.</text:p>
      <text:p text:style-name="P5"><text:span text:style-name="T8">#56</text:span> <text:span text:style-name="T6">время</text:span>. <text:span text:style-name="T7">n.</text:span> — time, season.</text:p>
      <text:p text:style-name="P5"><text:span text:style-name="T8">#57</text:span> <text:span text:style-name="T6">рука</text:span>. <text:span text:style-name="T7">n.</text:span> — hand, arm.</text:p>
      <text:p text:style-name="P5"><text:span text:style-name="T8">#58</text:span> <text:span text:style-name="T6">стать</text:span>. <text:span text:style-name="T7">vb.</text:span> — to become, begin, come.</text:p>
      <text:p text:style-name="P5"><text:span text:style-name="T8">#59</text:span> <text:span text:style-name="T6">большой</text:span>. <text:span text:style-name="T7">adj.</text:span> — big, large, important.</text:p>
      <text:p text:style-name="P5"><text:span text:style-name="T8">#60</text:span> <text:span text:style-name="T6">ни</text:span>. <text:span text:style-name="T7">conj, particle.</text:span> — not a, not, neither… nor.</text:p>
      <text:p text:style-name="P5"><text:span text:style-name="T8">#61</text:span> <text:span text:style-name="T6">другой</text:span>. <text:span text:style-name="T7">pron.</text:span> — other, another, different.</text:p>
      <text:p text:style-name="P5"><text:span text:style-name="T8">#62</text:span> <text:span text:style-name="T6">наш</text:span>. <text:span text:style-name="T7">pron.</text:span> — our, ours.</text:p>
      <text:p text:style-name="P5"><text:span text:style-name="T8">#63</text:span> <text:span text:style-name="T6">свой</text:span>. <text:span text:style-name="T7">pron.</text:span> — my, our, your.</text:p>
      <text:p text:style-name="P5"><text:span text:style-name="T8">#64</text:span> <text:span text:style-name="T6">ну</text:span>. <text:span text:style-name="T7">interj, particle.</text:span> — now, right, well, come on.</text:p>
      <text:p text:style-name="P5"><text:span text:style-name="T8">#65</text:span> <text:span text:style-name="T6">под</text:span>. <text:span text:style-name="T7">prep.</text:span> — under, for, towards, to.</text:p>
      <text:p text:style-name="P5"><text:span text:style-name="T8">#66</text:span> <text:span text:style-name="T6">где</text:span>. <text:span text:style-name="T7">adv.</text:span> — where.</text:p>
      <text:p text:style-name="P5"><text:span text:style-name="T8">#67</text:span> <text:span text:style-name="T6">дело</text:span>. <text:span text:style-name="T7">n.</text:span> — business, affair, matter.</text:p>
      <text:p text:style-name="P5"><text:span text:style-name="T8">#68</text:span> <text:span text:style-name="T6">есть</text:span>. <text:span text:style-name="T7">vb.</text:span> — to eat, to be.</text:p>
      <text:p text:style-name="P5"><text:span text:style-name="T8">#69</text:span> <text:span text:style-name="T6">сам</text:span>. <text:span text:style-name="T7">pron.</text:span> — myself, yourself.</text:p>
      <text:p text:style-name="P5"><text:span text:style-name="T8">#70</text:span> <text:span text:style-name="T6">самый</text:span>. <text:span text:style-name="T7">pron.</text:span> — most, the very, the same.</text:p>
      <text:p text:style-name="P5"><text:span text:style-name="T8">#71</text:span> <text:span text:style-name="T6">чтобы</text:span>. <text:span text:style-name="T7">conj., particle.</text:span> — that, in order that.</text:p>
      <text:p text:style-name="P5"><text:span text:style-name="T8">#72</text:span> <text:span text:style-name="T6">два</text:span>. <text:span text:style-name="T7">cardinal number</text:span> — two.</text:p>
      <text:p text:style-name="P5"><text:span text:style-name="T8">#73</text:span> <text:span text:style-name="T6">там</text:span>. <text:span text:style-name="T7">adv.</text:span> — there, then.</text:p>
      <text:p text:style-name="P5"><text:span text:style-name="T8">#74</text:span> <text:span text:style-name="T6">чем</text:span>. <text:span text:style-name="T7">conj., particle.</text:span> — than; instead of.</text:p>
      <text:p text:style-name="P5"><text:span text:style-name="T8">#75</text:span> <text:span text:style-name="T6">глаз</text:span>. <text:span text:style-name="T7">n.</text:span> — eye; sight.</text:p>
      <text:p text:style-name="P5"><text:span text:style-name="T8">#76</text:span> <text:span text:style-name="T6">даже</text:span>. <text:span text:style-name="T7">particle.</text:span> — even.</text:p>
      <text:p text:style-name="P5"><text:span text:style-name="T8">#77</text:span> <text:span text:style-name="T6">первый</text:span>. <text:span text:style-name="T7">adj., number</text:span> — first, front, former.</text:p>
      <text:p text:style-name="P5"><text:span text:style-name="T8">#78</text:span> <text:span text:style-name="T6">день</text:span>. <text:span text:style-name="T7">n.</text:span> — day.</text:p>
      <text:p text:style-name="P5"><text:span text:style-name="T8">#79</text:span> <text:span text:style-name="T6">тут</text:span>. <text:span text:style-name="T7">adv.</text:span> — here, now, then.</text:p>
      <text:p text:style-name="P5"><text:span text:style-name="T8">#80</text:span> <text:span text:style-name="T6">во</text:span>. <text:span text:style-name="T7">prep., particle.</text:span> — in, at; super, exactly.</text:p>
      <text:p text:style-name="P5"><text:span text:style-name="T8">#81</text:span> <text:span text:style-name="T6">ничто</text:span>. <text:span text:style-name="T7">pron.</text:span> — nothing.</text:p>
      <text:p text:style-name="P5"><text:span text:style-name="T8">#82</text:span> <text:span text:style-name="T6">потом</text:span>. <text:span text:style-name="T7">adv.</text:span> — afterwards, then.</text:p>
      <text:p text:style-name="P5"><text:span text:style-name="T8">#83</text:span> <text:span text:style-name="T6">очень</text:span>. <text:span text:style-name="T7">adv.</text:span> — very.</text:p>
      <text:p text:style-name="P5"><text:span text:style-name="T8">#84</text:span> <text:span text:style-name="T6">со</text:span>. <text:span text:style-name="T7">prep.</text:span> — with.</text:p>
      <text:p text:style-name="P5"><text:span text:style-name="T8">#85</text:span> <text:span text:style-name="T6">хотеть</text:span>. <text:span text:style-name="T7">vb.</text:span> — to want, like.</text:p>
      <text:p text:style-name="P5"><text:span text:style-name="T8">#86</text:span> <text:span text:style-name="T6">ли</text:span>. <text:span text:style-name="T7">conj., particle.</text:span> — whether, if.</text:p>
      <text:p text:style-name="P5"><text:span text:style-name="T8">#87</text:span> <text:span text:style-name="T6">при</text:span>. <text:span text:style-name="T7">prep.</text:span> — attached to, in the presence of, by, about.</text:p>
      <text:p text:style-name="P5"><text:span text:style-name="T8">#88</text:span> <text:span text:style-name="T6">голова</text:span>. <text:span text:style-name="T7">n.</text:span> — head, mind, brains.</text:p>
      <text:p text:style-name="P5"><text:span text:style-name="T8">#89</text:span> <text:span text:style-name="T6">вот</text:span>. <text:span text:style-name="T7">particle.</text:span> — here, there, this is, that’s.</text:p>
      <text:p text:style-name="P5"><text:span text:style-name="T8">#90</text:span> <text:span text:style-name="T6">без</text:span>. <text:span text:style-name="T7">prep.</text:span> — without.</text:p>
      <text:p text:style-name="P5"><text:span text:style-name="T8">#91</text:span> <text:span text:style-name="T6">видеть</text:span>. <text:span text:style-name="T7">vb.</text:span> — to see.</text:p>
      <text:p text:style-name="P5"><text:span text:style-name="T8">#92</text:span> <text:span text:style-name="T6">идти</text:span>. <text:span text:style-name="T7">vb.</text:span> — to go, come.</text:p>
      <text:p text:style-name="P5"><text:span text:style-name="T8">#93</text:span> <text:span text:style-name="T6">теперь</text:span>. <text:span text:style-name="T7">adv.</text:span> — now, nowadays.</text:p>
      <text:p text:style-name="P5"><text:span text:style-name="T8">#94</text:span> <text:span text:style-name="T6">тоже</text:span>. <text:span text:style-name="T7">adv.</text:span> — also, as well, too.</text:p>
      <text:p text:style-name="P5"><text:soft-page-break/><text:span text:style-name="T8">#95</text:span> <text:span text:style-name="T6">стоять</text:span>. <text:span text:style-name="T7">vb.</text:span> — to stand, be, stand up.</text:p>
      <text:p text:style-name="P5"><text:span text:style-name="T8">#96</text:span> <text:span text:style-name="T6">друг</text:span>. <text:span text:style-name="T7">n.</text:span> — friend.</text:p>
      <text:p text:style-name="P5"><text:span text:style-name="T8">#97</text:span> <text:span text:style-name="T6">дом</text:span>. <text:span text:style-name="T7">n.</text:span> — house, home.</text:p>
      <text:p text:style-name="P5"><text:span text:style-name="T8">#98</text:span> <text:span text:style-name="T6">раз</text:span>. <text:span text:style-name="T7">n., adv.</text:span> — time, once, since.</text:p>
      <text:p text:style-name="P5"><text:span text:style-name="T8">#99</text:span> <text:span text:style-name="T6">можно</text:span>. <text:span text:style-name="T7">predicate</text:span> — one can.</text:p>
      <text:p text:style-name="P5"><text:span text:style-name="T8">#100</text:span> <text:span text:style-name="T6">после</text:span>. <text:span text:style-name="T7">prep.</text:span> — after, afterwards.</text:p>
      <text:p text:style-name="P5"><text:span text:style-name="T8">#101</text:span> <text:span text:style-name="T6">слово</text:span>. <text:span text:style-name="T7">n.</text:span> — word.</text:p>
      <text:p text:style-name="P5"><text:span text:style-name="T8">#102</text:span> <text:span text:style-name="T6">здесь</text:span>. <text:span text:style-name="T7">adv.</text:span> — here.</text:p>
      <text:p text:style-name="P5"><text:span text:style-name="T8">#103</text:span> <text:span text:style-name="T6">думать</text:span>. <text:span text:style-name="T7">vb.</text:span> — to think; believe.</text:p>
      <text:p text:style-name="P5"><text:span text:style-name="T8">#104</text:span> <text:span text:style-name="T6">место</text:span>. <text:span text:style-name="T7">n.</text:span> — place; seat.</text:p>
      <text:p text:style-name="P5"><text:span text:style-name="T8">#105</text:span> <text:span text:style-name="T6">спросить</text:span>. <text:span text:style-name="T7">vb.</text:span> — to ask.</text:p>
      <text:p text:style-name="P5"><text:span text:style-name="T8">#106</text:span> <text:span text:style-name="T6">через</text:span>. <text:span text:style-name="T7">prep.</text:span> — through, across.</text:p>
      <text:p text:style-name="P5"><text:span text:style-name="T8">#107</text:span> <text:span text:style-name="T6">лицо</text:span>. <text:span text:style-name="T7">n.</text:span> — face; person.</text:p>
      <text:p text:style-name="P5"><text:span text:style-name="T8">#108</text:span> <text:span text:style-name="T6">что</text:span>. <text:span text:style-name="T7">pron.</text:span> — what, which, that.</text:p>
      <text:p text:style-name="P5"><text:span text:style-name="T8">#109</text:span> <text:span text:style-name="T6">тогда</text:span>. <text:span text:style-name="T7">adv.</text:span> — then.</text:p>
      <text:p text:style-name="P5"><text:span text:style-name="T8">#110</text:span> <text:span text:style-name="T6">ведь</text:span>. <text:span text:style-name="T7">conj.</text:span> — you see, you know.</text:p>
      <text:p text:style-name="P5"><text:span text:style-name="T8">#111</text:span> <text:span text:style-name="T6">хороший</text:span>. <text:span text:style-name="T7">adj.</text:span> — good, nice (see #152).</text:p>
      <text:p text:style-name="P5"><text:span text:style-name="T8">#112</text:span> <text:span text:style-name="T6">каждый</text:span>. <text:span text:style-name="T7">pron.</text:span> — each, every.</text:p>
      <text:p text:style-name="P5"><text:span text:style-name="T8">#113</text:span> <text:span text:style-name="T6">надо</text:span>. <text:span text:style-name="T7">prep, vb.</text:span> — over, above, ought to.</text:p>
      <text:p text:style-name="P5"><text:span text:style-name="T8">#114</text:span> <text:span text:style-name="T6">жить</text:span>. <text:span text:style-name="T7">vb.</text:span> — to live.</text:p>
      <text:p text:style-name="P5"><text:span text:style-name="T8">#115</text:span> <text:span text:style-name="T6">должный</text:span>. <text:span text:style-name="T7">adj.</text:span> — due, proper.</text:p>
      <text:p text:style-name="P5"><text:span text:style-name="T8">#116</text:span> <text:span text:style-name="T6">смотреть</text:span>. <text:span text:style-name="T7">vb.</text:span> — to look, watch.</text:p>
      <text:p text:style-name="P5"><text:span text:style-name="T8">#117</text:span> <text:span text:style-name="T6">почему</text:span>. <text:span text:style-name="T7">adv.</text:span> — why.</text:p>
      <text:p text:style-name="P5"><text:span text:style-name="T8">#118</text:span> <text:span text:style-name="T6">потому</text:span>. <text:span text:style-name="T7">adv.</text:span> — that’s why.</text:p>
      <text:p text:style-name="P5"><text:span text:style-name="T8">#119</text:span> <text:span text:style-name="T6">сторона</text:span>. <text:span text:style-name="T7">n.</text:span> — side, party.</text:p>
      <text:p text:style-name="P5"><text:span text:style-name="T8">#120</text:span> <text:span text:style-name="T6">просто</text:span>. <text:span text:style-name="T7">adv.</text:span> — simply.</text:p>
      <text:p text:style-name="P5"><text:span text:style-name="T8">#121</text:span> <text:span text:style-name="T6">нога</text:span>. <text:span text:style-name="T7">n.</text:span> — foot, leg.</text:p>
      <text:p text:style-name="P5"><text:span text:style-name="T8">#122</text:span> <text:span text:style-name="T6">сидеть</text:span>. <text:span text:style-name="T7">vb.</text:span> — to sit.</text:p>
      <text:p text:style-name="P5"><text:span text:style-name="T8">#123</text:span> <text:span text:style-name="T6">понять</text:span>. <text:span text:style-name="T7">vb.</text:span> — to understand; realize.</text:p>
      <text:p text:style-name="P5"><text:span text:style-name="T8">#124</text:span> <text:span text:style-name="T6">иметь</text:span>. <text:span text:style-name="T7">vb.</text:span> — to have, own.</text:p>
      <text:p text:style-name="P5"><text:span text:style-name="T8">#125</text:span> <text:span text:style-name="T6">новый</text:span>. <text:span text:style-name="T7">adj.</text:span> — new; modern.</text:p>
      <text:p text:style-name="P5"><text:span text:style-name="T8">#126</text:span> <text:span text:style-name="T6">сейчас</text:span>. <text:span text:style-name="T7">adv.</text:span> — now, presently, soon.</text:p>
      <text:p text:style-name="P5"><text:span text:style-name="T8">#127</text:span> <text:span text:style-name="T6">вдруг</text:span>. <text:span text:style-name="T7">adv.</text:span> — suddenly.</text:p>
      <text:p text:style-name="P5"><text:span text:style-name="T8">#128</text:span> <text:span text:style-name="T6">над</text:span>. <text:span text:style-name="T7">prep.</text:span> — above, over.</text:p>
      <text:p text:style-name="P5"><text:span text:style-name="T8">#129</text:span> <text:span text:style-name="T6">взять</text:span>. <text:span text:style-name="T7">vb.</text:span> — to take.</text:p>
      <text:p text:style-name="P5"><text:span text:style-name="T8">#130</text:span> <text:span text:style-name="T6">никто</text:span>. <text:span text:style-name="T7">pron.</text:span> — nobody.</text:p>
      <text:p text:style-name="P5"><text:span text:style-name="T8">#131</text:span> <text:span text:style-name="T6">жизнь</text:span>. <text:span text:style-name="T7">n.</text:span> — life.</text:p>
      <text:p text:style-name="P5"><text:span text:style-name="T8">#132</text:span> <text:span text:style-name="T6">дверь</text:span>. <text:span text:style-name="T7">n.</text:span> — door.</text:p>
      <text:p text:style-name="P5"><text:span text:style-name="T8">#133</text:span> <text:span text:style-name="T6">перед</text:span>. <text:span text:style-name="T7">prep.</text:span> — before, in front of.</text:p>
      <text:p text:style-name="P5"><text:span text:style-name="T8">#134</text:span> <text:span text:style-name="T6">нужный</text:span>. <text:span text:style-name="T7">adj.</text:span> — necessary.</text:p>
      <text:p text:style-name="P5"><text:span text:style-name="T8">#135</text:span> <text:span text:style-name="T6">понимать</text:span>. <text:span text:style-name="T7">vb.</text:span> — to understand.</text:p>
      <text:p text:style-name="P5"><text:span text:style-name="T8">#136</text:span> <text:span text:style-name="T6">казаться</text:span>. <text:span text:style-name="T7">vb.</text:span> — to seem, appear; masterrussian, dot com.</text:p>
      <text:p text:style-name="P5"><text:span text:style-name="T8">#137</text:span> <text:span text:style-name="T6">работа</text:span>. <text:span text:style-name="T7">n.</text:span> — work, job.</text:p>
      <text:p text:style-name="P5"><text:span text:style-name="T8">#138</text:span> <text:span text:style-name="T6">три</text:span>. <text:span text:style-name="T7">cardinal number</text:span> — three.</text:p>
      <text:p text:style-name="P5"><text:span text:style-name="T8">#139</text:span> <text:span text:style-name="T6">ваш</text:span>. <text:span text:style-name="T7">pron.</text:span> — yours.</text:p>
      <text:p text:style-name="P5"><text:span text:style-name="T8">#140</text:span> <text:span text:style-name="T6">уж</text:span>. <text:span text:style-name="T7">adv., <text:s/>particle.</text:span> — really, already.</text:p>
      <text:p text:style-name="P5"><text:span text:style-name="T8">#141</text:span> <text:span text:style-name="T6">земля</text:span>. <text:span text:style-name="T7">n.</text:span> — earth, land, soil.</text:p>
      <text:p text:style-name="P5"><text:span text:style-name="T8">#142</text:span> <text:span text:style-name="T6">сделать</text:span>. <text:span text:style-name="T7">vb.</text:span> — to do, make, finish.</text:p>
      <text:p text:style-name="P5"><text:span text:style-name="T8">#143</text:span> <text:span text:style-name="T6">несколько</text:span>. <text:span text:style-name="T7">adv.</text:span> — several, some.</text:p>
      <text:p text:style-name="P5"><text:span text:style-name="T8">#144</text:span> <text:span text:style-name="T6">час</text:span>. <text:span text:style-name="T7">n.</text:span> — hour, time.</text:p>
      <text:p text:style-name="P5"><text:span text:style-name="T8">#145</text:span> <text:span text:style-name="T6">голос</text:span>. <text:span text:style-name="T7">n.</text:span> — voice.</text:p>
      <text:p text:style-name="P5"><text:span text:style-name="T8">#146</text:span> <text:span text:style-name="T6">город</text:span>. <text:span text:style-name="T7">n.</text:span> — town, city.</text:p>
      <text:p text:style-name="P5"><text:span text:style-name="T8">#147</text:span> <text:span text:style-name="T6">конечный</text:span>. <text:span text:style-name="T7">adj.</text:span> — final, last.</text:p>
      <text:p text:style-name="P5"><text:span text:style-name="T8">#148</text:span> <text:span text:style-name="T6">пока</text:span>. <text:span text:style-name="T7">adv.</text:span> — for the present.</text:p>
      <text:p text:style-name="P5"><text:span text:style-name="T8">#149</text:span> <text:span text:style-name="T6">конец</text:span>. <text:span text:style-name="T7">n.</text:span> — end, distance.</text:p>
      <text:p text:style-name="P5"><text:span text:style-name="T8">#150</text:span> <text:span text:style-name="T6">давать</text:span>. <text:span text:style-name="T7">vb.</text:span> — to give; let, allow.</text:p>
      <text:p text:style-name="P5"><text:span text:style-name="T8">#151</text:span> <text:span text:style-name="T6">вода</text:span>. <text:span text:style-name="T7">n.</text:span> — water.</text:p>
      <text:p text:style-name="P5"><text:span text:style-name="T8">#152</text:span> <text:span text:style-name="T6">более</text:span>. <text:span text:style-name="T7">adv.</text:span> — more.</text:p>
      <text:p text:style-name="P5"><text:span text:style-name="T8">#153</text:span> <text:span text:style-name="T6">хотя</text:span>. <text:span text:style-name="T7">conj.</text:span> — although.</text:p>
      <text:p text:style-name="P5"><text:span text:style-name="T8">#154</text:span> <text:span text:style-name="T6">всегда</text:span>. <text:span text:style-name="T7">adv.</text:span> — always.</text:p>
      <text:p text:style-name="P5"><text:span text:style-name="T8">#155</text:span> <text:span text:style-name="T6">второй</text:span>. <text:span text:style-name="T7">ordinal number</text:span> — second.</text:p>
      <text:p text:style-name="P5"><text:span text:style-name="T8">#156</text:span> <text:span text:style-name="T6">куда</text:span>. <text:span text:style-name="T7">adv.</text:span> — where, what for, much.</text:p>
      <text:p text:style-name="P5"><text:span text:style-name="T8">#157</text:span> <text:span text:style-name="T6">пойти</text:span>. <text:span text:style-name="T7">vb.</text:span> — to go.</text:p>
      <text:p text:style-name="P5"><text:span text:style-name="T8">#158</text:span> <text:span text:style-name="T6">стол</text:span>. <text:span text:style-name="T7">n.</text:span> — table, desk; board.</text:p>
      <text:p text:style-name="P5"><text:span text:style-name="T8">#159</text:span> <text:span text:style-name="T6">делать</text:span>. <text:span text:style-name="T7">vb.</text:span> — to do, make.</text:p>
      <text:p text:style-name="P5"><text:span text:style-name="T8">#160</text:span> <text:span text:style-name="T6">увидеть</text:span>. <text:span text:style-name="T7">vb.</text:span> — to see.</text:p>
      <text:p text:style-name="P5"><text:span text:style-name="T8">#161</text:span> <text:span text:style-name="T6">сила</text:span>. <text:span text:style-name="T7">n.</text:span> — strength, force.</text:p>
      <text:p text:style-name="P5"><text:span text:style-name="T8">#162</text:span> <text:span text:style-name="T6">отец</text:span>. <text:span text:style-name="T7">n.</text:span> — father (see #918).</text:p>
      <text:p text:style-name="P5"><text:span text:style-name="T8">#163</text:span> <text:span text:style-name="T6">женщина</text:span>. <text:span text:style-name="T7">n.</text:span> — woman.</text:p>
      <text:p text:style-name="P5"><text:span text:style-name="T8">#164</text:span> <text:span text:style-name="T6">машина</text:span>. <text:span text:style-name="T7">n.</text:span> — car, machine, engine.</text:p>
      <text:p text:style-name="P5"><text:span text:style-name="T8">#165</text:span> <text:span text:style-name="T6">хорошо</text:span>. <text:span text:style-name="T7">adv.</text:span> — well (see #114).</text:p>
      <text:p text:style-name="P5"><text:span text:style-name="T8">#166</text:span> <text:span text:style-name="T6">ночь</text:span>. <text:span text:style-name="T7">n.</text:span> — night.</text:p>
      <text:p text:style-name="P5"><text:span text:style-name="T8">#167</text:span> <text:span text:style-name="T6">сразу</text:span>. <text:span text:style-name="T7">adv.</text:span> — at once, right away, just.</text:p>
      <text:p text:style-name="P5"><text:span text:style-name="T8">#168</text:span> <text:span text:style-name="T6">мир</text:span>. <text:span text:style-name="T7">n.</text:span> — world, peace.</text:p>
      <text:p text:style-name="P5"><text:span text:style-name="T8">#169</text:span> <text:span text:style-name="T6">совсем</text:span>. <text:span text:style-name="T7">adv.</text:span> — quite, entirely, totally.</text:p>
      <text:p text:style-name="P5"><text:span text:style-name="T8">#170</text:span> <text:span text:style-name="T6">остаться</text:span>. <text:span text:style-name="T7">vb.</text:span> — to remain, stay (see #297).</text:p>
      <text:p text:style-name="P5"><text:span text:style-name="T8">#171</text:span> <text:span text:style-name="T6">об</text:span>. <text:span text:style-name="T7">prep.</text:span> — about, of (see #34).</text:p>
      <text:p text:style-name="P5"><text:span text:style-name="T8">#172</text:span> <text:span text:style-name="T6">вид</text:span>. <text:span text:style-name="T7">n.</text:span> — appearance, look, view.</text:p>
      <text:p text:style-name="P5"><text:span text:style-name="T8">#173</text:span> <text:span text:style-name="T6">выйти</text:span>. <text:span text:style-name="T7">vb.</text:span> — to go out, come out, appear.</text:p>
      <text:p text:style-name="P5"><text:span text:style-name="T8">#174</text:span> <text:span text:style-name="T6">дать</text:span>. <text:span text:style-name="T7">vb.</text:span> — to give; masterrussian, dot com.</text:p>
      <text:p text:style-name="P5"><text:span text:style-name="T8">#175</text:span> <text:span text:style-name="T6">работать</text:span>. <text:span text:style-name="T7">vb.</text:span> — to work.</text:p>
      <text:p text:style-name="P5"><text:span text:style-name="T8">#176</text:span> <text:span text:style-name="T6">любить</text:span>. <text:span text:style-name="T7">vb.</text:span> — to love.</text:p>
      <text:p text:style-name="P5"><text:span text:style-name="T8">#177</text:span> <text:span text:style-name="T6">случай</text:span>. <text:span text:style-name="T7">n.</text:span> — case, occasion, incident.</text:p>
      <text:p text:style-name="P5"><text:span text:style-name="T8">#178</text:span> <text:span text:style-name="T6">последний</text:span>. <text:span text:style-name="T7">adj.</text:span> — last, the latest, new.</text:p>
      <text:p text:style-name="P5"><text:span text:style-name="T8">#179</text:span> <text:span text:style-name="T6">ряд</text:span>. <text:span text:style-name="T7">n.</text:span> — row, line.</text:p>
      <text:p text:style-name="P5"><text:span text:style-name="T8">#180</text:span> <text:span text:style-name="T6">оказаться</text:span>. <text:span text:style-name="T7">vb.</text:span> — find oneself, turn out.</text:p>
      <text:p text:style-name="P5"><text:span text:style-name="T8">#181</text:span> <text:span text:style-name="T6">начало</text:span>. <text:span text:style-name="T7">n.</text:span> — beginning, origin, source.</text:p>
      <text:p text:style-name="P5"><text:span text:style-name="T8">#182</text:span> <text:span text:style-name="T6">твой</text:span>. <text:span text:style-name="T7">pron.</text:span> — your, yours (informal).</text:p>
      <text:p text:style-name="P5"><text:span text:style-name="T8">#183</text:span> <text:span text:style-name="T6">вопрос</text:span>. <text:span text:style-name="T7">n.</text:span> — question, matter, problem.</text:p>
      <text:p text:style-name="P5"><text:span text:style-name="T8">#184</text:span> <text:span text:style-name="T6">ответить</text:span>. <text:span text:style-name="T7">vb.</text:span> — to answer, reply (see #404).</text:p>
      <text:p text:style-name="P5"><text:span text:style-name="T8">#185</text:span> <text:span text:style-name="T6">между</text:span>. <text:span text:style-name="T7">prep.</text:span> — between, among.</text:p>
      <text:p text:style-name="P5"><text:span text:style-name="T8">#186</text:span> <text:span text:style-name="T6">почти</text:span>. <text:span text:style-name="T7">adv.</text:span> — almost.</text:p>
      <text:p text:style-name="P5"><text:span text:style-name="T8">#187</text:span> <text:span text:style-name="T6">опять</text:span>. <text:span text:style-name="T7">adv.</text:span> — again.</text:p>
      <text:p text:style-name="P5"><text:soft-page-break/><text:span text:style-name="T8">#188</text:span> <text:span text:style-name="T6">белый</text:span>. <text:span text:style-name="T7">adj.</text:span> — white.</text:p>
      <text:p text:style-name="P5"><text:span text:style-name="T8">#189</text:span> <text:span text:style-name="T6">деньги</text:span>. <text:span text:style-name="T7">n.</text:span> — money.</text:p>
      <text:p text:style-name="P5"><text:span text:style-name="T8">#190</text:span> <text:span text:style-name="T6">значить</text:span>. <text:span text:style-name="T7">vb.</text:span> — to mean, <text:s/>signify.</text:p>
      <text:p text:style-name="P5"><text:span text:style-name="T8">#191</text:span> <text:span text:style-name="T6">про</text:span>. <text:span text:style-name="T7">prep.</text:span> — about, for.</text:p>
      <text:p text:style-name="P5"><text:span text:style-name="T8">#192</text:span> <text:span text:style-name="T6">лишь</text:span>. <text:span text:style-name="T7">adv., conj.</text:span> — only, as soon as.</text:p>
      <text:p text:style-name="P5"><text:span text:style-name="T8">#193</text:span> <text:span text:style-name="T6">старый</text:span>. <text:span text:style-name="T7">adj.</text:span> — old.</text:p>
      <text:p text:style-name="P5"><text:span text:style-name="T8">#194</text:span> <text:span text:style-name="T6">война</text:span>. <text:span text:style-name="T7">n.</text:span> — war.</text:p>
      <text:p text:style-name="P5"><text:span text:style-name="T8">#195</text:span> <text:span text:style-name="T6">посмотреть</text:span>. <text:span text:style-name="T7">vb.</text:span> — to take a look, watch, inspect.</text:p>
      <text:p text:style-name="P5"><text:span text:style-name="T8">#196</text:span> <text:span text:style-name="T6">правда</text:span>. <text:span text:style-name="T7">n.</text:span> — truth.</text:p>
      <text:p text:style-name="P5"><text:span text:style-name="T8">#197</text:span> <text:span text:style-name="T6">главный</text:span>. <text:span text:style-name="T7">adj.</text:span> — main, chief.</text:p>
      <text:p text:style-name="P5"><text:span text:style-name="T8">#198</text:span> <text:span text:style-name="T6">страна</text:span>. <text:span text:style-name="T7">n.</text:span> — country.</text:p>
      <text:p text:style-name="P5"><text:span text:style-name="T8">#199</text:span> <text:span text:style-name="T6">свет</text:span>. <text:span text:style-name="T7">n.</text:span> — light;world.</text:p>
      <text:p text:style-name="P5"><text:span text:style-name="T8">#200</text:span> <text:span text:style-name="T6">много</text:span>. <text:span text:style-name="T7">adv.</text:span> — many, much (see #799).</text:p>
      <text:p text:style-name="P5"><text:span text:style-name="T8">#201</text:span> <text:span text:style-name="T6">подумать</text:span>. <text:span text:style-name="T7">vb.</text:span> — to think.</text:p>
      <text:p text:style-name="P5"><text:span text:style-name="T8">#202</text:span> <text:span text:style-name="T6">будто</text:span>. <text:span text:style-name="T7">conj.</text:span> — as if, as though.</text:p>
      <text:p text:style-name="P5"><text:span text:style-name="T8">#203</text:span> <text:span text:style-name="T6">ждать</text:span>. <text:span text:style-name="T7">vb.</text:span> — to wait.</text:p>
      <text:p text:style-name="P5"><text:span text:style-name="T8">#204</text:span> <text:span text:style-name="T6">товарищ</text:span>. <text:span text:style-name="T7">n.</text:span> — comrade, friend.</text:p>
      <text:p text:style-name="P5"><text:span text:style-name="T8">#205</text:span> <text:span text:style-name="T6">ребёнок</text:span>. <text:span text:style-name="T7">n.</text:span> — child, kid, infant.</text:p>
      <text:p text:style-name="P5"><text:span text:style-name="T8">#206</text:span> <text:span text:style-name="T6">однако</text:span>. <text:span text:style-name="T7">conj., <text:s/>misc.</text:span> — however, though.</text:p>
      <text:p text:style-name="P5"><text:span text:style-name="T8">#207</text:span> <text:span text:style-name="T6">лежать</text:span>. <text:span text:style-name="T7">vb.</text:span> — to lie, be situated.</text:p>
      <text:p text:style-name="P5"><text:span text:style-name="T8">#208</text:span> <text:span text:style-name="T6">именно</text:span>. <text:span text:style-name="T7">misc.</text:span> — namely, just.</text:p>
      <text:p text:style-name="P5"><text:span text:style-name="T8">#209</text:span> <text:span text:style-name="T6">окно</text:span>. <text:span text:style-name="T7">n.</text:span> — window, windowsill.</text:p>
      <text:p text:style-name="P5"><text:span text:style-name="T8">#210</text:span> <text:span text:style-name="T6">никакой</text:span>. <text:span text:style-name="T7">pron.</text:span> — no, none.</text:p>
      <text:p text:style-name="P5"><text:span text:style-name="T8">#211</text:span> <text:span text:style-name="T6">найти</text:span>. <text:span text:style-name="T7">vb.</text:span> — to find, discover, consider.</text:p>
      <text:p text:style-name="P5"><text:span text:style-name="T8">#212</text:span> <text:span text:style-name="T6">писать</text:span>. <text:span text:style-name="T7">vb.</text:span> — to write.</text:p>
      <text:p text:style-name="P5"><text:span text:style-name="T8">#213</text:span> <text:span text:style-name="T6">комната</text:span>. <text:span text:style-name="T7">n.</text:span> — a room.</text:p>
      <text:p text:style-name="P5"><text:span text:style-name="T8">#214</text:span> <text:span text:style-name="T6">Москва</text:span>. <text:span text:style-name="T7">n.</text:span> — Moscow.</text:p>
      <text:p text:style-name="P5"><text:span text:style-name="T8">#215</text:span> <text:span text:style-name="T6">часть</text:span>. <text:span text:style-name="T7">n.</text:span> — part, share, department.</text:p>
      <text:p text:style-name="P5"><text:span text:style-name="T8">#216</text:span> <text:span text:style-name="T6">мать</text:span>. <text:span text:style-name="T7">n.</text:span> — mother.</text:p>
      <text:p text:style-name="P5"><text:span text:style-name="T8">#217</text:span> <text:span text:style-name="T6">книга</text:span>. <text:span text:style-name="T7">n.</text:span> — a book.</text:p>
      <text:p text:style-name="P5"><text:span text:style-name="T8">#218</text:span> <text:span text:style-name="T6">маленький</text:span>. <text:span text:style-name="T7">adj.</text:span> — small, little.</text:p>
      <text:p text:style-name="P5"><text:span text:style-name="T8">#219</text:span> <text:span text:style-name="T6">улица</text:span>. <text:span text:style-name="T7">n.</text:span> — street; masterrussian, dot com.</text:p>
      <text:p text:style-name="P5"><text:span text:style-name="T8">#220</text:span> <text:span text:style-name="T6">решить</text:span>. <text:span text:style-name="T7">vb.</text:span> — to decide, solve.</text:p>
      <text:p text:style-name="P5"><text:span text:style-name="T8">#221</text:span> <text:span text:style-name="T6">далекий</text:span>. <text:span text:style-name="T7">adj.</text:span> — distant, remote.</text:p>
      <text:p text:style-name="P5"><text:span text:style-name="T8">#222</text:span> <text:span text:style-name="T6">душа</text:span>. <text:span text:style-name="T7">n.</text:span> — soul, spirit.</text:p>
      <text:p text:style-name="P5"><text:span text:style-name="T8">#223</text:span> <text:span text:style-name="T6">чуть</text:span>. <text:span text:style-name="T7">adv.</text:span> — hardly, slightly.</text:p>
      <text:p text:style-name="P5"><text:span text:style-name="T8">#224</text:span> <text:span text:style-name="T6">вернуться</text:span>. <text:span text:style-name="T7">vb.</text:span> — to return.</text:p>
      <text:p text:style-name="P5"><text:span text:style-name="T8">#225</text:span> <text:span text:style-name="T6">утро</text:span>. <text:span text:style-name="T7">n.</text:span> — morning.</text:p>
      <text:p text:style-name="P5"><text:span text:style-name="T8">#226</text:span> <text:span text:style-name="T6">некоторый</text:span>. <text:span text:style-name="T7">pron.</text:span> — some.</text:p>
      <text:p text:style-name="P5"><text:span text:style-name="T8">#227</text:span> <text:span text:style-name="T6">считать</text:span>. <text:span text:style-name="T7">vb.</text:span> — to count, consider.</text:p>
      <text:p text:style-name="P5"><text:span text:style-name="T8">#228</text:span> <text:span text:style-name="T6">вообще</text:span>. <text:span text:style-name="T7">adv.</text:span> — in general, altogether, on the whole.</text:p>
      <text:p text:style-name="P5"><text:span text:style-name="T8">#229</text:span> <text:span text:style-name="T6">помнить</text:span>. <text:span text:style-name="T7">vb.</text:span> — to remember.</text:p>
      <text:p text:style-name="P5"><text:span text:style-name="T8">#230</text:span> <text:span text:style-name="T6">вечер</text:span>. <text:span text:style-name="T7">n.</text:span> — evening.</text:p>
      <text:p text:style-name="P5"><text:span text:style-name="T8">#231</text:span> <text:span text:style-name="T6">никогда</text:span>. <text:span text:style-name="T7">adv.</text:span> — never.</text:p>
      <text:p text:style-name="P5"><text:span text:style-name="T8">#232</text:span> <text:span text:style-name="T6">таки</text:span>. <text:span text:style-name="T7">particle.</text:span> — after all.</text:p>
      <text:p text:style-name="P5"><text:span text:style-name="T8">#233</text:span> <text:span text:style-name="T6">получить</text:span>. <text:span text:style-name="T7">vb.</text:span> — to receive, get, obtain.</text:p>
      <text:p text:style-name="P5"><text:span text:style-name="T8">#234</text:span> <text:span text:style-name="T6">пол</text:span>. <text:span text:style-name="T7">n.</text:span> — floor; sex.</text:p>
      <text:p text:style-name="P5"><text:span text:style-name="T8">#235</text:span> <text:span text:style-name="T6">плечо</text:span>. <text:span text:style-name="T7">n.</text:span> — shoulder, upper arm.</text:p>
      <text:p text:style-name="P5"><text:span text:style-name="T8">#236</text:span> <text:span text:style-name="T6">хоть</text:span>. <text:span text:style-name="T7">conj.</text:span> — even, if you want, though.</text:p>
      <text:p text:style-name="P5"><text:span text:style-name="T8">#237</text:span> <text:span text:style-name="T6">сегодня</text:span>. <text:span text:style-name="T7">adv.</text:span> — today.</text:p>
      <text:p text:style-name="P5"><text:span text:style-name="T8">#238</text:span> <text:span text:style-name="T6">бог</text:span>. <text:span text:style-name="T7">n.</text:span> — god.</text:p>
      <text:p text:style-name="P5"><text:span text:style-name="T8">#239</text:span> <text:span text:style-name="T6">вместе</text:span>. <text:span text:style-name="T7">adv.</text:span> — together.</text:p>
      <text:p text:style-name="P5"><text:span text:style-name="T8">#240</text:span> <text:span text:style-name="T6">взгляд</text:span>. <text:span text:style-name="T7">n.</text:span> — look, glance; view.</text:p>
      <text:p text:style-name="P5"><text:span text:style-name="T8">#241</text:span> <text:span text:style-name="T6">народ</text:span>. <text:span text:style-name="T7">n.</text:span> — people, nation.</text:p>
      <text:p text:style-name="P5"><text:span text:style-name="T8">#242</text:span> <text:span text:style-name="T6">зачем</text:span>. <text:span text:style-name="T7">adv.</text:span> — what for, why.</text:p>
      <text:p text:style-name="P5"><text:span text:style-name="T8">#243</text:span> <text:span text:style-name="T6">советский</text:span>. <text:span text:style-name="T7">adj.</text:span> — Soviet.</text:p>
      <text:p text:style-name="P5"><text:span text:style-name="T8">#244</text:span> <text:span text:style-name="T6">русский</text:span>. <text:span text:style-name="T7">adj.</text:span> — Russian.</text:p>
      <text:p text:style-name="P5"><text:span text:style-name="T8">#245</text:span> <text:span text:style-name="T6">бывать</text:span>. <text:span text:style-name="T7">vb.</text:span> — be, visit, happen.</text:p>
      <text:p text:style-name="P5"><text:span text:style-name="T8">#246</text:span> <text:span text:style-name="T6">полный</text:span>. <text:span text:style-name="T7">adj</text:span> — full, complete.</text:p>
      <text:p text:style-name="P5"><text:span text:style-name="T8">#247</text:span> <text:span text:style-name="T6">дорога</text:span>. <text:span text:style-name="T7">n.</text:span> — road, way, journey.</text:p>
      <text:p text:style-name="P5"><text:span text:style-name="T8">#248</text:span> <text:span text:style-name="T6">палец</text:span>. <text:span text:style-name="T7">n.</text:span> — finger, toe.</text:p>
      <text:p text:style-name="P5"><text:span text:style-name="T8">#249</text:span> <text:span text:style-name="T6">Россия</text:span>. <text:span text:style-name="T7">n.</text:span> — Russia.</text:p>
      <text:p text:style-name="P5"><text:span text:style-name="T8">#250</text:span> <text:span text:style-name="T6">любой</text:span>. <text:span text:style-name="T7">pron.</text:span> — any, every.</text:p>
      <text:p text:style-name="P5"><text:span text:style-name="T8">#251</text:span> <text:span text:style-name="T6">история</text:span>. <text:span text:style-name="T7">n.</text:span> — history, story, event.</text:p>
      <text:p text:style-name="P5"><text:span text:style-name="T8">#252</text:span> <text:span text:style-name="T6">наконец</text:span>. <text:span text:style-name="T7">adv.</text:span> — at last, finally.</text:p>
      <text:p text:style-name="P5"><text:span text:style-name="T8">#253</text:span> <text:span text:style-name="T6">мысль</text:span>. <text:span text:style-name="T7">n.</text:span> — thought, idea.</text:p>
      <text:p text:style-name="P5"><text:span text:style-name="T8">#254</text:span> <text:span text:style-name="T6">узнать</text:span>. <text:span text:style-name="T7">vb.</text:span> — to know, learn, recognize.</text:p>
      <text:p text:style-name="P5"><text:span text:style-name="T8">#255</text:span> <text:span text:style-name="T6">назад</text:span>. <text:span text:style-name="T7">adv.</text:span> — back, backwards.</text:p>
      <text:p text:style-name="P5"><text:span text:style-name="T8">#256</text:span> <text:span text:style-name="T6">общий</text:span>. <text:span text:style-name="T7">adj.</text:span> — general, common.</text:p>
      <text:p text:style-name="P5"><text:span text:style-name="T8">#257</text:span> <text:span text:style-name="T6">заметить</text:span>. <text:span text:style-name="T7">vb.</text:span> — to notice, observe.</text:p>
      <text:p text:style-name="P5"><text:span text:style-name="T8">#258</text:span> <text:span text:style-name="T6">сколько</text:span>. <text:span text:style-name="T7">cardinal</text:span> — how much, how many.</text:p>
      <text:p text:style-name="P5"><text:span text:style-name="T8">#259</text:span> <text:span text:style-name="T6">прошлый</text:span>. <text:span text:style-name="T7">adj.</text:span> — past.</text:p>
      <text:p text:style-name="P5"><text:span text:style-name="T8">#260</text:span> <text:span text:style-name="T6">ходить</text:span>. <text:span text:style-name="T7">vb.</text:span> — to go, walk.</text:p>
      <text:p text:style-name="P5"><text:span text:style-name="T8">#261</text:span> <text:span text:style-name="T6">известный</text:span>. <text:span text:style-name="T7">adj.</text:span> — well-known, famous.</text:p>
      <text:p text:style-name="P5"><text:span text:style-name="T8">#262</text:span> <text:span text:style-name="T6">прийти</text:span>. <text:span text:style-name="T7">vb.</text:span> — to come, arrive (see #464).</text:p>
      <text:p text:style-name="P5"><text:span text:style-name="T8">#263</text:span> <text:span text:style-name="T6">слышать</text:span>. <text:span text:style-name="T7">vb.</text:span> — to hear.</text:p>
      <text:p text:style-name="P5"><text:span text:style-name="T8">#264</text:span> <text:span text:style-name="T6">слушать</text:span>. <text:span text:style-name="T7">vb.</text:span> — to listen, hear.</text:p>
      <text:p text:style-name="P5"><text:span text:style-name="T8">#265</text:span> <text:span text:style-name="T6">бояться</text:span>. <text:span text:style-name="T7">vb.</text:span> — to be afraid, fear.</text:p>
      <text:p text:style-name="P5"><text:span text:style-name="T8">#266</text:span> <text:span text:style-name="T6">сын</text:span>. <text:span text:style-name="T7">n.</text:span> — son.</text:p>
      <text:p text:style-name="P5"><text:span text:style-name="T8">#267</text:span> <text:span text:style-name="T6">нельзя</text:span>. <text:span text:style-name="T7">predicate</text:span> — it is impossible, can’t.</text:p>
      <text:p text:style-name="P5"><text:span text:style-name="T8">#268</text:span> <text:span text:style-name="T6">прямо</text:span>. <text:span text:style-name="T7">adv.</text:span> — straight, frankly.</text:p>
      <text:p text:style-name="P5"><text:span text:style-name="T8">#269</text:span> <text:span text:style-name="T6">долго</text:span>. <text:span text:style-name="T7">adv.</text:span> — for a long time.</text:p>
      <text:p text:style-name="P5"><text:span text:style-name="T8">#270</text:span> <text:span text:style-name="T6">быстро</text:span>. <text:span text:style-name="T7">adv.</text:span> — fast, quickly.</text:p>
      <text:p text:style-name="P5"><text:span text:style-name="T8">#271</text:span> <text:span text:style-name="T6">лес</text:span>. <text:span text:style-name="T7">n.</text:span> — forest.</text:p>
      <text:p text:style-name="P5"><text:span text:style-name="T8">#272</text:span> <text:span text:style-name="T6">похожий</text:span>. <text:span text:style-name="T7">adj.</text:span> — similar, alike.</text:p>
      <text:p text:style-name="P5"><text:span text:style-name="T8">#273</text:span> <text:span text:style-name="T6">пора</text:span>. <text:span text:style-name="T7">n.</text:span> — time; pore (see #1000).</text:p>
      <text:p text:style-name="P5"><text:span text:style-name="T8">#274</text:span> <text:span text:style-name="T6">минута</text:span>. <text:span text:style-name="T7">n.</text:span> — minute, moment.</text:p>
      <text:p text:style-name="P5"><text:span text:style-name="T8">#275</text:span> <text:span text:style-name="T6">жена</text:span>. <text:span text:style-name="T7">n.</text:span> — wife.</text:p>
      <text:p text:style-name="P5"><text:span text:style-name="T8">#276</text:span> <text:span text:style-name="T6">снова</text:span>. <text:span text:style-name="T7">adv.</text:span> — again.</text:p>
      <text:p text:style-name="P5"><text:span text:style-name="T8">#277</text:span> <text:span text:style-name="T6">словно</text:span>. <text:span text:style-name="T7">conj.</text:span> — as if, like.</text:p>
      <text:p text:style-name="P5"><text:soft-page-break/><text:span text:style-name="T8">#278</text:span> <text:span text:style-name="T6">глядеть</text:span>. <text:span text:style-name="T7">vb.</text:span> — to look, <text:s/>gaze.</text:p>
      <text:p text:style-name="P5"><text:span text:style-name="T8">#279</text:span> <text:span text:style-name="T6">оно</text:span>. <text:span text:style-name="T7">pron.</text:span> — it.</text:p>
      <text:p text:style-name="P5"><text:span text:style-name="T8">#280</text:span> <text:span text:style-name="T6">уйти</text:span>. <text:span text:style-name="T7">vb.</text:span> — to leave, go away.</text:p>
      <text:p text:style-name="P5"><text:span text:style-name="T8">#281</text:span> <text:span text:style-name="T6">имя</text:span>. <text:span text:style-name="T7">n.</text:span> — name.</text:p>
      <text:p text:style-name="P5"><text:span text:style-name="T8">#282</text:span> <text:span text:style-name="T6">давно</text:span>. <text:span text:style-name="T7">adv.</text:span> — long ago.</text:p>
      <text:p text:style-name="P5"><text:span text:style-name="T8">#283</text:span> <text:span text:style-name="T6">разговор</text:span>. <text:span text:style-name="T7">n.</text:span> — talk, conversation.</text:p>
      <text:p text:style-name="P5"><text:span text:style-name="T8">#284</text:span> <text:span text:style-name="T6">тело</text:span>. <text:span text:style-name="T7">n.</text:span> — body.</text:p>
      <text:p text:style-name="P5"><text:span text:style-name="T8">#285</text:span> <text:span text:style-name="T6">молодой</text:span>. <text:span text:style-name="T7">adj.</text:span> — young (see #679); bridegroom (as a noun).</text:p>
      <text:p text:style-name="P5"><text:span text:style-name="T8">#286</text:span> <text:span text:style-name="T6">стена</text:span>. <text:span text:style-name="T7">n.</text:span> — wall.</text:p>
      <text:p text:style-name="P5"><text:span text:style-name="T8">#287</text:span> <text:span text:style-name="T6">красный</text:span>. <text:span text:style-name="T7">adj.</text:span> — red.</text:p>
      <text:p text:style-name="P5"><text:span text:style-name="T8">#288</text:span> <text:span text:style-name="T6">сесть</text:span>. <text:span text:style-name="T7">vb.</text:span> — to sit.</text:p>
      <text:p text:style-name="P5"><text:span text:style-name="T8">#289</text:span> <text:span text:style-name="T6">право</text:span>. <text:span text:style-name="T7">n.</text:span> — right.</text:p>
      <text:p text:style-name="P5"><text:span text:style-name="T8">#290</text:span> <text:span text:style-name="T6">старик</text:span>. <text:span text:style-name="T7">n.</text:span> — old man.</text:p>
      <text:p text:style-name="P5"><text:span text:style-name="T8">#291</text:span> <text:span text:style-name="T6">ранний</text:span>. <text:span text:style-name="T7">adj.</text:span> — early.</text:p>
      <text:p text:style-name="P5"><text:span text:style-name="T8">#292</text:span> <text:span text:style-name="T6">хотеться</text:span>. <text:span text:style-name="T7">misc. (impersonal)</text:span> — want, like.</text:p>
      <text:p text:style-name="P5"><text:span text:style-name="T8">#293</text:span> <text:span text:style-name="T6">мама</text:span>. <text:span text:style-name="T7">n.</text:span> — mummy, mum.</text:p>
      <text:p text:style-name="P5"><text:span text:style-name="T8">#294</text:span> <text:span text:style-name="T6">ж</text:span>. <text:span text:style-name="T7">misc.</text:span> — and, as for, but (see #27).</text:p>
      <text:p text:style-name="P5"><text:span text:style-name="T8">#295</text:span> <text:span text:style-name="T6">высокий</text:span>. <text:span text:style-name="T7">adj.</text:span> — tall, high.</text:p>
      <text:p text:style-name="P5"><text:span text:style-name="T8">#296</text:span> <text:span text:style-name="T6">путь</text:span>. <text:span text:style-name="T7">n.</text:span> — way, track, path.</text:p>
      <text:p text:style-name="P5"><text:span text:style-name="T8">#297</text:span> <text:span text:style-name="T6">поэтому</text:span>. <text:span text:style-name="T7">adv.</text:span> — therefore.</text:p>
      <text:p text:style-name="P5"><text:span text:style-name="T8">#298</text:span> <text:span text:style-name="T6">совершенно</text:span>. <text:span text:style-name="T7">adv.</text:span> — absolutely, quite.</text:p>
      <text:p text:style-name="P5"><text:span text:style-name="T8">#299</text:span> <text:span text:style-name="T6">кроме</text:span>. <text:span text:style-name="T7">prep.</text:span> — except, besides.</text:p>
      <text:p text:style-name="P5"><text:span text:style-name="T8">#300</text:span> <text:span text:style-name="T6">тысяча</text:span>. <text:span text:style-name="T7">cardinal number</text:span> — a thousand.</text:p>
      <text:p text:style-name="P5"><text:span text:style-name="T8">#301</text:span> <text:span text:style-name="T6">пять</text:span>. <text:span text:style-name="T7">cardinal number</text:span> — five.</text:p>
      <text:p text:style-name="P5"><text:span text:style-name="T8">#302</text:span> <text:span text:style-name="T6">брать</text:span>. <text:span text:style-name="T7">vb.</text:span> — to take; hire.</text:p>
      <text:p text:style-name="P5"><text:span text:style-name="T8">#303</text:span> <text:span text:style-name="T6">написать</text:span>. <text:span text:style-name="T7">vb.</text:span> — to write.</text:p>
      <text:p text:style-name="P5"><text:span text:style-name="T8">#304</text:span> <text:span text:style-name="T6">целый</text:span>. <text:span text:style-name="T7">adj.</text:span> — intact, whole, entire.</text:p>
      <text:p text:style-name="P5"><text:span text:style-name="T8">#305</text:span> <text:span text:style-name="T6">огромный</text:span>. <text:span text:style-name="T7">adj.</text:span> — huge, enormous.</text:p>
      <text:p text:style-name="P5"><text:span text:style-name="T8">#306</text:span> <text:span text:style-name="T6">начинать</text:span>. <text:span text:style-name="T7">vb.</text:span> — to begin (see #413).</text:p>
      <text:p text:style-name="P5"><text:span text:style-name="T8">#307</text:span> <text:span text:style-name="T6">спина</text:span>. <text:span text:style-name="T7">n.</text:span> — back.</text:p>
      <text:p text:style-name="P5"><text:span text:style-name="T8">#308</text:span> <text:span text:style-name="T6">читать</text:span>. <text:span text:style-name="T7">vb.</text:span> — to read.</text:p>
      <text:p text:style-name="P5"><text:span text:style-name="T8">#309</text:span> <text:span text:style-name="T6">пусть</text:span>. <text:span text:style-name="T7">conj, particle.</text:span> — let’s, though.</text:p>
      <text:p text:style-name="P5"><text:span text:style-name="T8">#310</text:span> <text:span text:style-name="T6">язык</text:span>. <text:span text:style-name="T7">n.</text:span> — tongue, language.</text:p>
      <text:p text:style-name="P5"><text:span text:style-name="T8">#311</text:span> <text:span text:style-name="T6">точно</text:span>. <text:span text:style-name="T7">adv.</text:span> — exactly.</text:p>
      <text:p text:style-name="P5"><text:span text:style-name="T8">#312</text:span> <text:span text:style-name="T6">среди</text:span>. <text:span text:style-name="T7">prep.</text:span> — among.</text:p>
      <text:p text:style-name="P5"><text:span text:style-name="T8">#313</text:span> <text:span text:style-name="T6">чувствовать</text:span>. <text:span text:style-name="T7">vb.</text:span> — to feel.</text:p>
      <text:p text:style-name="P5"><text:span text:style-name="T8">#314</text:span> <text:span text:style-name="T6">оставаться</text:span>. <text:span text:style-name="T7">vb.</text:span> — to remain, stay (see #173).</text:p>
      <text:p text:style-name="P5"><text:span text:style-name="T8">#315</text:span> <text:span text:style-name="T6">вести</text:span>. <text:span text:style-name="T7">vb.</text:span> — to lead.</text:p>
      <text:p text:style-name="P5"><text:span text:style-name="T8">#316</text:span> <text:span text:style-name="T6">иногда</text:span>. <text:span text:style-name="T7">adv.</text:span> — sometimes.</text:p>
      <text:p text:style-name="P5"><text:span text:style-name="T8">#317</text:span> <text:span text:style-name="T6">мальчик</text:span>. <text:span text:style-name="T7">n.</text:span> — boy.</text:p>
      <text:p text:style-name="P5"><text:span text:style-name="T8">#318</text:span> <text:span text:style-name="T6">успеть</text:span>. <text:span text:style-name="T7">vb.</text:span> — to be in time, be successful.</text:p>
      <text:p text:style-name="P5"><text:span text:style-name="T8">#319</text:span> <text:span text:style-name="T6">настоящий</text:span>. <text:span text:style-name="T7">adj.</text:span> — present;real, true.</text:p>
      <text:p text:style-name="P5"><text:span text:style-name="T8">#320</text:span> <text:span text:style-name="T6">живой</text:span>. <text:span text:style-name="T7">adj.</text:span> — living, live, lively.</text:p>
      <text:p text:style-name="P5"><text:span text:style-name="T8">#321</text:span> <text:span text:style-name="T6">смерть</text:span>. <text:span text:style-name="T7">n.</text:span> — death.</text:p>
      <text:p text:style-name="P5"><text:span text:style-name="T8">#322</text:span> <text:span text:style-name="T6">продолжать</text:span>. <text:span text:style-name="T7">vb.</text:span> — to continue.</text:p>
      <text:p text:style-name="P5"><text:span text:style-name="T8">#323</text:span> <text:span text:style-name="T6">девушка</text:span>. <text:span text:style-name="T7">n.</text:span> — girl, miss (see #524).</text:p>
      <text:p text:style-name="P5"><text:span text:style-name="T8">#324</text:span> <text:span text:style-name="T6">месяц</text:span>. <text:span text:style-name="T7">n.</text:span> — month.</text:p>
      <text:p text:style-name="P5"><text:span text:style-name="T8">#325</text:span> <text:span text:style-name="T6">ко</text:span>. <text:span text:style-name="T7">prep.</text:span> — to, towards, by (see #19).</text:p>
      <text:p text:style-name="P5"><text:span text:style-name="T8">#326</text:span> <text:span text:style-name="T6">забыть</text:span>. <text:span text:style-name="T7">vb.</text:span> — to forget.</text:p>
      <text:p text:style-name="P5"><text:span text:style-name="T8">#327</text:span> <text:span text:style-name="T6">вокруг</text:span>. <text:span text:style-name="T7">prep.</text:span> — around.</text:p>
      <text:p text:style-name="P5"><text:span text:style-name="T8">#328</text:span> <text:span text:style-name="T6">письмо</text:span>. <text:span text:style-name="T7">n.</text:span> — letter.</text:p>
      <text:p text:style-name="P5"><text:span text:style-name="T8">#329</text:span> <text:span text:style-name="T6">власть</text:span>. <text:span text:style-name="T7">n.</text:span> — power.</text:p>
      <text:p text:style-name="P5"><text:span text:style-name="T8">#330</text:span> <text:span text:style-name="T6">чёрный</text:span>. <text:span text:style-name="T7">adj.</text:span> — black (see #456).</text:p>
      <text:p text:style-name="P5"><text:span text:style-name="T8">#331</text:span> <text:span text:style-name="T6">пройти</text:span>. <text:span text:style-name="T7">vb.</text:span> — to pass, go by, be over (see #543).</text:p>
      <text:p text:style-name="P5"><text:span text:style-name="T8">#332</text:span> <text:span text:style-name="T6">появиться</text:span>. <text:span text:style-name="T7">vb.</text:span> — to appear, show up (see #699).</text:p>
      <text:p text:style-name="P5"><text:span text:style-name="T8">#333</text:span> <text:span text:style-name="T6">воздух</text:span>. <text:span text:style-name="T7">n.</text:span> — air.</text:p>
      <text:p text:style-name="P5"><text:span text:style-name="T8">#334</text:span> <text:span text:style-name="T6">разный</text:span>. <text:span text:style-name="T7">adj.</text:span> — different.</text:p>
      <text:p text:style-name="P5"><text:span text:style-name="T8">#335</text:span> <text:span text:style-name="T6">небо</text:span>. <text:span text:style-name="T7">n.</text:span> — sky.</text:p>
      <text:p text:style-name="P5"><text:span text:style-name="T8">#336</text:span> <text:span text:style-name="T6">просить</text:span>. <text:span text:style-name="T7">vb.</text:span> — to ask.</text:p>
      <text:p text:style-name="P5"><text:span text:style-name="T8">#337</text:span> <text:span text:style-name="T6">брат</text:span>. <text:span text:style-name="T7">n.</text:span> — brother.</text:p>
      <text:p text:style-name="P5"><text:span text:style-name="T8">#338</text:span> <text:span text:style-name="T6">собственный</text:span>. <text:span text:style-name="T7">adj.</text:span> — one’s own; masterrussian, dot com.</text:p>
      <text:p text:style-name="P5"><text:span text:style-name="T8">#339</text:span> <text:span text:style-name="T6">отношение</text:span>. <text:span text:style-name="T7">n.</text:span> — relationship, attitude.</text:p>
      <text:p text:style-name="P5"><text:span text:style-name="T8">#340</text:span> <text:span text:style-name="T6">затем</text:span>. <text:span text:style-name="T7">adv.</text:span> — then, after that.</text:p>
      <text:p text:style-name="P5"><text:span text:style-name="T8">#341</text:span> <text:span text:style-name="T6">пытаться</text:span>. <text:span text:style-name="T7">vb.</text:span> — to try.</text:p>
      <text:p text:style-name="P5"><text:span text:style-name="T8">#342</text:span> <text:span text:style-name="T6">показать</text:span>. <text:span text:style-name="T7">vb.</text:span> — to show, display.</text:p>
      <text:p text:style-name="P5"><text:span text:style-name="T8">#343</text:span> <text:span text:style-name="T6">вспомнить</text:span>. <text:span text:style-name="T7">vb.</text:span> — to remember, recall.</text:p>
      <text:p text:style-name="P5"><text:span text:style-name="T8">#344</text:span> <text:span text:style-name="T6">система</text:span>. <text:span text:style-name="T7">n.</text:span> — system.</text:p>
      <text:p text:style-name="P5"><text:span text:style-name="T8">#345</text:span> <text:span text:style-name="T6">сердце</text:span>. <text:span text:style-name="T7">n.</text:span> — heart.</text:p>
      <text:p text:style-name="P5"><text:span text:style-name="T8">#346</text:span> <text:span text:style-name="T6">квартира</text:span>. <text:span text:style-name="T7">n.</text:span> — flat, apartment.</text:p>
      <text:p text:style-name="P5"><text:span text:style-name="T8">#347</text:span> <text:span text:style-name="T6">держать</text:span>. <text:span text:style-name="T7">vb.</text:span> — to hold, keep.</text:p>
      <text:p text:style-name="P5"><text:span text:style-name="T8">#348</text:span> <text:span text:style-name="T6">образ</text:span>. <text:span text:style-name="T7">n.</text:span> — shape, form, image.</text:p>
      <text:p text:style-name="P5"><text:span text:style-name="T8">#349</text:span> <text:span text:style-name="T6">любовь</text:span>. <text:span text:style-name="T7">n.</text:span> — love.</text:p>
      <text:p text:style-name="P5"><text:span text:style-name="T8">#350</text:span> <text:span text:style-name="T6">солдат</text:span>. <text:span text:style-name="T7">n.</text:span> — soldier.</text:p>
      <text:p text:style-name="P5"><text:span text:style-name="T8">#351</text:span> <text:span text:style-name="T6">откуда</text:span>. <text:span text:style-name="T7">adv.</text:span> — where… from.</text:p>
      <text:p text:style-name="P5"><text:span text:style-name="T8">#352</text:span> <text:span text:style-name="T6">также</text:span>. <text:span text:style-name="T7">misc.</text:span> — also, as well, too.</text:p>
      <text:p text:style-name="P5"><text:span text:style-name="T8">#353</text:span> <text:span text:style-name="T6">называть</text:span>. <text:span text:style-name="T7">vb.</text:span> — to call, name, (See #597).</text:p>
      <text:p text:style-name="P5"><text:span text:style-name="T8">#354</text:span> <text:span text:style-name="T6">третий</text:span>. <text:span text:style-name="T7">ordinal number</text:span> — third.</text:p>
      <text:p text:style-name="P5"><text:span text:style-name="T8">#355</text:span> <text:span text:style-name="T6">выходить</text:span>. <text:span text:style-name="T7">vb.</text:span> — to go out; nurse (see #176).</text:p>
      <text:p text:style-name="P5"><text:span text:style-name="T8">#356</text:span> <text:span text:style-name="T6">вроде</text:span>. <text:span text:style-name="T7">prep., particle.</text:span> — like, not unlike.</text:p>
      <text:p text:style-name="P5"><text:span text:style-name="T8">#357</text:span> <text:span text:style-name="T6">уходить</text:span>. <text:span text:style-name="T7">vb.</text:span> — to leave, go away.</text:p>
      <text:p text:style-name="P5"><text:span text:style-name="T8">#358</text:span> <text:span text:style-name="T6">хозяин</text:span>. <text:span text:style-name="T7">n.</text:span> — master, boss, host.</text:p>
      <text:p text:style-name="P5"><text:span text:style-name="T8">#359</text:span> <text:span text:style-name="T6">поднять</text:span>. <text:span text:style-name="T7">vb.</text:span> — to lift, raise.</text:p>
      <text:p text:style-name="P5"><text:span text:style-name="T8">#360</text:span> <text:span text:style-name="T6">особенно</text:span>. <text:span text:style-name="T7">adv.</text:span> — especially, particularly.</text:p>
      <text:p text:style-name="P5"><text:span text:style-name="T8">#361</text:span> <text:span text:style-name="T6">подойти</text:span>. <text:span text:style-name="T7">vb.</text:span> — to approach, come up(See #798).</text:p>
      <text:p text:style-name="P5"><text:span text:style-name="T8">#362</text:span> <text:span text:style-name="T6">начальник</text:span>. <text:span text:style-name="T7">n.</text:span> — chief, head, superior.</text:p>
      <text:p text:style-name="P5"><text:span text:style-name="T8">#363</text:span> <text:span text:style-name="T6">четыре</text:span>. <text:span text:style-name="T7">cardinal number</text:span> — four.</text:p>
      <text:p text:style-name="P5"><text:span text:style-name="T8">#364</text:span> <text:span text:style-name="T6">бросить</text:span>. <text:span text:style-name="T7">vb.</text:span> — to throw.</text:p>
      <text:p text:style-name="P5"><text:span text:style-name="T8">#365</text:span> <text:span text:style-name="T6">школа</text:span>. <text:span text:style-name="T7">n.</text:span> — school.</text:p>
      <text:p text:style-name="P5"><text:span text:style-name="T8">#366</text:span> <text:span text:style-name="T6">парень</text:span>. <text:span text:style-name="T7">n.</text:span> — boy, fellow, guy.</text:p>
      <text:p text:style-name="P5"><text:span text:style-name="T8">#367</text:span> <text:span text:style-name="T6">кровь</text:span>. <text:span text:style-name="T7">n.</text:span> — blood.</text:p>
      <text:p text:style-name="P5"><text:span text:style-name="T8">#368</text:span> <text:span text:style-name="T6">двадцать</text:span>. <text:span text:style-name="T7">cardinal numberinal number</text:span> — twenty.</text:p>
      <text:p text:style-name="P5"><text:soft-page-break/><text:span text:style-name="T8">#369</text:span> <text:span text:style-name="T6">солнце</text:span>. <text:span text:style-name="T7">n.</text:span> — sun.</text:p>
      <text:p text:style-name="P5"><text:span text:style-name="T8">#370</text:span> <text:span text:style-name="T6">чтоб</text:span>. <text:span text:style-name="T7">misc.</text:span> — that, in order that, (See #74).</text:p>
      <text:p text:style-name="P5"><text:span text:style-name="T8">#371</text:span> <text:span text:style-name="T6">послать</text:span>. <text:span text:style-name="T7">vb.</text:span> — to send, dispatch.</text:p>
      <text:p text:style-name="P5"><text:span text:style-name="T8">#372</text:span> <text:span text:style-name="T6">находиться</text:span>. <text:span text:style-name="T7">vb.</text:span> — to be found, turn up.</text:p>
      <text:p text:style-name="P5"><text:span text:style-name="T8">#373</text:span> <text:span text:style-name="T6">ребята</text:span>. <text:span text:style-name="T7">n.</text:span> — guys, children.</text:p>
      <text:p text:style-name="P5"><text:span text:style-name="T8">#374</text:span> <text:span text:style-name="T6">поставить</text:span>. <text:span text:style-name="T7">vb.</text:span> — to put, place, set.</text:p>
      <text:p text:style-name="P5"><text:span text:style-name="T8">#375</text:span> <text:span text:style-name="T6">встать</text:span>. <text:span text:style-name="T7">vb.</text:span> — to get up, rise, stand up.</text:p>
      <text:p text:style-name="P5"><text:span text:style-name="T8">#376</text:span> <text:span text:style-name="T6">например</text:span>. <text:span text:style-name="T7">misc.</text:span> — for example, for instance.</text:p>
      <text:p text:style-name="P5"><text:span text:style-name="T8">#377</text:span> <text:span text:style-name="T6">спрашивать</text:span>. <text:span text:style-name="T7">vb.</text:span> — to ask, inquire.</text:p>
      <text:p text:style-name="P5"><text:span text:style-name="T8">#378</text:span> <text:span text:style-name="T6">мужчина</text:span>. <text:span text:style-name="T7">n.</text:span> — man, male.</text:p>
      <text:p text:style-name="P5"><text:span text:style-name="T8">#379</text:span> <text:span text:style-name="T6">равно</text:span>. <text:span text:style-name="T7">adv.</text:span> — alike, in like manner.</text:p>
      <text:p text:style-name="P5"><text:span text:style-name="T8">#380</text:span> <text:span text:style-name="T6">нос</text:span>. <text:span text:style-name="T7">n.</text:span> — nose.</text:p>
      <text:p text:style-name="P5"><text:span text:style-name="T8">#381</text:span> <text:span text:style-name="T6">мало</text:span>. <text:span text:style-name="T7">adv.</text:span> — little, few, (See #630).</text:p>
      <text:p text:style-name="P5"><text:span text:style-name="T8">#382</text:span> <text:span text:style-name="T6">внимание</text:span>. <text:span text:style-name="T7">n.</text:span> — attention.</text:p>
      <text:p text:style-name="P5"><text:span text:style-name="T8">#383</text:span> <text:span text:style-name="T6">оба</text:span>. <text:span text:style-name="T7">numeral</text:span> — both.</text:p>
      <text:p text:style-name="P5"><text:span text:style-name="T8">#384</text:span> <text:span text:style-name="T6">ухо</text:span>. <text:span text:style-name="T7">n.</text:span> — ear.</text:p>
      <text:p text:style-name="P5"><text:span text:style-name="T8">#385</text:span> <text:span text:style-name="T6">туда</text:span>. <text:span text:style-name="T7">adv.</text:span> — there.</text:p>
      <text:p text:style-name="P5"><text:span text:style-name="T8">#386</text:span> <text:span text:style-name="T6">сюда</text:span>. <text:span text:style-name="T7">adv.</text:span> — here.</text:p>
      <text:p text:style-name="P5"><text:span text:style-name="T8">#387</text:span> <text:span text:style-name="T6">играть</text:span>. <text:span text:style-name="T7">vb.</text:span> — to play.</text:p>
      <text:p text:style-name="P5"><text:span text:style-name="T8">#388</text:span> <text:span text:style-name="T6">следовать</text:span>. <text:span text:style-name="T7">vb.</text:span> — to follow, come next.</text:p>
      <text:p text:style-name="P5"><text:span text:style-name="T8">#389</text:span> <text:span text:style-name="T6">рассказать</text:span>. <text:span text:style-name="T7">vb.</text:span> — to tell, narrate(See #403).</text:p>
      <text:p text:style-name="P5"><text:span text:style-name="T8">#390</text:span> <text:span text:style-name="T6">великий</text:span>. <text:span text:style-name="T7">adj.</text:span> — great.</text:p>
      <text:p text:style-name="P5"><text:span text:style-name="T8">#391</text:span> <text:span text:style-name="T6">капитан</text:span>. <text:span text:style-name="T7">n.</text:span> — captain, master.</text:p>
      <text:p text:style-name="P5"><text:span text:style-name="T8">#392</text:span> <text:span text:style-name="T6">шаг</text:span>. <text:span text:style-name="T7">n.</text:span> — step.</text:p>
      <text:p text:style-name="P5"><text:span text:style-name="T8">#393</text:span> <text:span text:style-name="T6">неделя</text:span>. <text:span text:style-name="T7">n.</text:span> — week.</text:p>
      <text:p text:style-name="P5"><text:span text:style-name="T8">#394</text:span> <text:span text:style-name="T6">спать</text:span>. <text:span text:style-name="T7">vb.</text:span> — to sleep.</text:p>
      <text:p text:style-name="P5"><text:span text:style-name="T8">#395</text:span> <text:span text:style-name="T6">оставить</text:span>. <text:span text:style-name="T7">vb.</text:span> — to leave, abandon.</text:p>
      <text:p text:style-name="P5"><text:span text:style-name="T8">#396</text:span> <text:span text:style-name="T6">войти</text:span>. <text:span text:style-name="T7">vb.</text:span> — to enter, come in.</text:p>
      <text:p text:style-name="P5"><text:span text:style-name="T8">#397</text:span> <text:span text:style-name="T6">длинный</text:span>. <text:span text:style-name="T7">adj.</text:span> — long.</text:p>
      <text:p text:style-name="P5"><text:span text:style-name="T8">#398</text:span> <text:span text:style-name="T6">чувство</text:span>. <text:span text:style-name="T7">n.</text:span> — feeling.</text:p>
      <text:p text:style-name="P5"><text:span text:style-name="T8">#399</text:span> <text:span text:style-name="T6">молчать</text:span>. <text:span text:style-name="T7">vb.</text:span> — to keep silence.</text:p>
      <text:p text:style-name="P5"><text:span text:style-name="T8">#400</text:span> <text:span text:style-name="T6">слишком</text:span>. <text:span text:style-name="T7">adv.</text:span> — too, too much.</text:p>
      <text:p text:style-name="P5"><text:span text:style-name="T8">#401</text:span> <text:span text:style-name="T6">отвечать</text:span>. <text:span text:style-name="T7">vb.</text:span> — to answer, reply, (See #190).</text:p>
      <text:p text:style-name="P5"><text:span text:style-name="T8">#402</text:span> <text:span text:style-name="T6">становиться</text:span>. <text:span text:style-name="T7">vb.</text:span> — to stand; to become.</text:p>
      <text:p text:style-name="P5"><text:span text:style-name="T8">#403</text:span> <text:span text:style-name="T6">рассказывать</text:span>. <text:span text:style-name="T7">vb.</text:span> — to tell, narrate, (See #392).</text:p>
      <text:p text:style-name="P5"><text:span text:style-name="T8">#404</text:span> <text:span text:style-name="T6">берег</text:span>. <text:span text:style-name="T7">n.</text:span> — bank, shore, <text:s/>coast.</text:p>
      <text:p text:style-name="P5"><text:span text:style-name="T8">#405</text:span> <text:span text:style-name="T6">семья</text:span>. <text:span text:style-name="T7">n.</text:span> — family.</text:p>
      <text:p text:style-name="P5"><text:span text:style-name="T8">#406</text:span> <text:span text:style-name="T6">остановиться</text:span>. <text:span text:style-name="T7">vb.</text:span> — to stop.</text:p>
      <text:p text:style-name="P5"><text:span text:style-name="T8">#407</text:span> <text:span text:style-name="T6">генерал</text:span>. <text:span text:style-name="T7">n.</text:span> — general.</text:p>
      <text:p text:style-name="P5"><text:span text:style-name="T8">#408</text:span> <text:span text:style-name="T6">момент</text:span>. <text:span text:style-name="T7">n.</text:span> — moment, instant.</text:p>
      <text:p text:style-name="P5"><text:span text:style-name="T8">#409</text:span> <text:span text:style-name="T6">десять</text:span>. <text:span text:style-name="T7">cardinal number</text:span> — ten.</text:p>
      <text:p text:style-name="P5"><text:span text:style-name="T8">#410</text:span> <text:span text:style-name="T6">начать</text:span>. <text:span text:style-name="T7">vb.</text:span> — to begin(See #309).</text:p>
      <text:p text:style-name="P5"><text:span text:style-name="T8">#411</text:span> <text:span text:style-name="T6">тяжёлый</text:span>. <text:span text:style-name="T7">adj.</text:span> — heavy.</text:p>
      <text:p text:style-name="P5"><text:span text:style-name="T8">#412</text:span> <text:span text:style-name="T6">личный</text:span>. <text:span text:style-name="T7">adj.</text:span> — personal.</text:p>
      <text:p text:style-name="P5"><text:span text:style-name="T8">#413</text:span> <text:span text:style-name="T6">искать</text:span>. <text:span text:style-name="T7">vb.</text:span> — to search.</text:p>
      <text:p text:style-name="P5"><text:span text:style-name="T8">#414</text:span> <text:span text:style-name="T6">верить</text:span>. <text:span text:style-name="T7">vb.</text:span> — to believe; masterrussian, dot com.</text:p>
      <text:p text:style-name="P5"><text:span text:style-name="T8">#415</text:span> <text:span text:style-name="T6">группа</text:span>. <text:span text:style-name="T7">n.</text:span> — group.</text:p>
      <text:p text:style-name="P5"><text:span text:style-name="T8">#416</text:span> <text:span text:style-name="T6">немного</text:span>. <text:span text:style-name="T7">adv.</text:span> — a little.</text:p>
      <text:p text:style-name="P5"><text:span text:style-name="T8">#417</text:span> <text:span text:style-name="T6">впрочем</text:span>. <text:span text:style-name="T7">conj.</text:span> — however, though.</text:p>
      <text:p text:style-name="P5"><text:span text:style-name="T8">#418</text:span> <text:span text:style-name="T6">видно</text:span>. <text:span text:style-name="T7">misc.</text:span> — evidently, obviously.</text:p>
      <text:p text:style-name="P5"><text:span text:style-name="T8">#419</text:span> <text:span text:style-name="T6">являться</text:span>. <text:span text:style-name="T7">vb.</text:span> — to appear.</text:p>
      <text:p text:style-name="P5"><text:span text:style-name="T8">#420</text:span> <text:span text:style-name="T6">муж</text:span>. <text:span text:style-name="T7">n.</text:span> — husband.</text:p>
      <text:p text:style-name="P5"><text:span text:style-name="T8">#421</text:span> <text:span text:style-name="T6">разве</text:span>. <text:span text:style-name="T7">particle.</text:span> — really?, perhaps.</text:p>
      <text:p text:style-name="P5"><text:span text:style-name="T8">#422</text:span> <text:span text:style-name="T6">движение</text:span>. <text:span text:style-name="T7">n.</text:span> — movement.</text:p>
      <text:p text:style-name="P5"><text:span text:style-name="T8">#423</text:span> <text:span text:style-name="T6">действительно</text:span>. <text:span text:style-name="T7">adv.</text:span> — indeed, really.</text:p>
      <text:p text:style-name="P5"><text:span text:style-name="T8">#424</text:span> <text:span text:style-name="T6">труд</text:span>. <text:span text:style-name="T7">n.</text:span> — labour, work.</text:p>
      <text:p text:style-name="P5"><text:span text:style-name="T8">#425</text:span> <text:span text:style-name="T6">тихо</text:span>. <text:span text:style-name="T7">adv.</text:span> — quietly, softly, slowly.</text:p>
      <text:p text:style-name="P5"><text:span text:style-name="T8">#426</text:span> <text:span text:style-name="T6">знакомый</text:span>. <text:span text:style-name="T7">adj.</text:span> — familiar, acquainted.</text:p>
      <text:p text:style-name="P5"><text:span text:style-name="T8">#427</text:span> <text:span text:style-name="T6">газета</text:span>. <text:span text:style-name="T7">n.</text:span> — newspaper.</text:p>
      <text:p text:style-name="P5"><text:span text:style-name="T8">#428</text:span> <text:span text:style-name="T6">помощь</text:span>. <text:span text:style-name="T7">n.</text:span> — help.</text:p>
      <text:p text:style-name="P5"><text:span text:style-name="T8">#429</text:span> <text:span text:style-name="T6">сильный</text:span>. <text:span text:style-name="T7">adj.</text:span> — strong, powerful.</text:p>
      <text:p text:style-name="P5"><text:span text:style-name="T8">#430</text:span> <text:span text:style-name="T6">скорый</text:span>. <text:span text:style-name="T7">adj.</text:span> — quick, fast.</text:p>
      <text:p text:style-name="P5"><text:span text:style-name="T8">#431</text:span> <text:span text:style-name="T6">собака</text:span>. <text:span text:style-name="T7">n.</text:span> — dog.</text:p>
      <text:p text:style-name="P5"><text:span text:style-name="T8">#432</text:span> <text:span text:style-name="T6">ответ</text:span>. <text:span text:style-name="T7">n.</text:span> — answer, reply.</text:p>
      <text:p text:style-name="P5"><text:span text:style-name="T8">#433</text:span> <text:span text:style-name="T6">снег</text:span>. <text:span text:style-name="T7">n.</text:span> — snow.</text:p>
      <text:p text:style-name="P5"><text:span text:style-name="T8">#434</text:span> <text:span text:style-name="T6">сон</text:span>. <text:span text:style-name="T7">n.</text:span> — dream.</text:p>
      <text:p text:style-name="P5"><text:span text:style-name="T8">#435</text:span> <text:span text:style-name="T6">смысл</text:span>. <text:span text:style-name="T7">n.</text:span> — sense, meaning, purpose.</text:p>
      <text:p text:style-name="P5"><text:span text:style-name="T8">#436</text:span> <text:span text:style-name="T6">смочь</text:span>. <text:span text:style-name="T7">vb.</text:span> — to be able.</text:p>
      <text:p text:style-name="P5"><text:span text:style-name="T8">#437</text:span> <text:span text:style-name="T6">следующий</text:span>. <text:span text:style-name="T7">adj.</text:span> — next, following.</text:p>
      <text:p text:style-name="P5"><text:span text:style-name="T8">#438</text:span> <text:span text:style-name="T6">бежать</text:span>. <text:span text:style-name="T7">vb.</text:span> — to run, hurry.</text:p>
      <text:p text:style-name="P5"><text:span text:style-name="T8">#439</text:span> <text:span text:style-name="T6">двор</text:span>. <text:span text:style-name="T7">n.</text:span> — yard, court.</text:p>
      <text:p text:style-name="P5"><text:span text:style-name="T8">#440</text:span> <text:span text:style-name="T6">форма</text:span>. <text:span text:style-name="T7">n.</text:span> — form, shape, uniform.</text:p>
      <text:p text:style-name="P5"><text:span text:style-name="T8">#441</text:span> <text:span text:style-name="T6">простой</text:span>. <text:span text:style-name="T7">adj.</text:span> — simple, easy, plain.</text:p>
      <text:p text:style-name="P5"><text:span text:style-name="T8">#442</text:span> <text:span text:style-name="T6">приехать</text:span>. <text:span text:style-name="T7">vb.</text:span> — to arrive, come.</text:p>
      <text:p text:style-name="P5"><text:span text:style-name="T8">#443</text:span> <text:span text:style-name="T6">иной</text:span>. <text:span text:style-name="T7">pron.</text:span> — different, other.</text:p>
      <text:p text:style-name="P5"><text:span text:style-name="T8">#444</text:span> <text:span text:style-name="T6">кричать</text:span>. <text:span text:style-name="T7">vb.</text:span> — to cry, shout(See #656).</text:p>
      <text:p text:style-name="P5"><text:span text:style-name="T8">#445</text:span> <text:span text:style-name="T6">возможность</text:span>. <text:span text:style-name="T7">n.</text:span> — possibility, opportunity, chance.</text:p>
      <text:p text:style-name="P5"><text:span text:style-name="T8">#446</text:span> <text:span text:style-name="T6">порядок</text:span>. <text:span text:style-name="T7">n.</text:span> — order.</text:p>
      <text:p text:style-name="P5"><text:span text:style-name="T8">#447</text:span> <text:span text:style-name="T6">зеленый</text:span>. <text:span text:style-name="T7">adj.</text:span> — green.</text:p>
      <text:p text:style-name="P5"><text:span text:style-name="T8">#448</text:span> <text:span text:style-name="T6">грудь</text:span>. <text:span text:style-name="T7">n.</text:span> — breast, chest.</text:p>
      <text:p text:style-name="P5"><text:span text:style-name="T8">#449</text:span> <text:span text:style-name="T6">угол</text:span>. <text:span text:style-name="T7">n.</text:span> — corner, angle.</text:p>
      <text:p text:style-name="P5"><text:span text:style-name="T8">#450</text:span> <text:span text:style-name="T6">открыть</text:span>. <text:span text:style-name="T7">vb.</text:span> — to open.</text:p>
      <text:p text:style-name="P5"><text:span text:style-name="T8">#451</text:span> <text:span text:style-name="T6">происходить</text:span>. <text:span text:style-name="T7">vb.</text:span> — to happen, occur, take place.</text:p>
      <text:p text:style-name="P5"><text:span text:style-name="T8">#452</text:span> <text:span text:style-name="T6">дерево</text:span>. <text:span text:style-name="T7">n.</text:span> — tree.</text:p>
      <text:p text:style-name="P5"><text:span text:style-name="T8">#453</text:span> <text:span text:style-name="T6">черный</text:span>. <text:span text:style-name="T7">n.</text:span> — black (as in "she wears black")(See #333).</text:p>
      <text:p text:style-name="P5"><text:span text:style-name="T8">#454</text:span> <text:span text:style-name="T6">век</text:span>. <text:span text:style-name="T7">n.</text:span> — century, age.</text:p>
      <text:p text:style-name="P5"><text:span text:style-name="T8">#455</text:span> <text:span text:style-name="T6">ладно</text:span>. <text:span text:style-name="T7">adv.</text:span> — in harmony, well, all right.</text:p>
      <text:p text:style-name="P5"><text:span text:style-name="T8">#456</text:span> <text:span text:style-name="T6">ехать</text:span>. <text:span text:style-name="T7">vb. of motion</text:span> — to go, ride, drive, travel.</text:p>
      <text:p text:style-name="P5"><text:span text:style-name="T8">#457</text:span> <text:span text:style-name="T6">немец</text:span>. <text:span text:style-name="T7">n.</text:span> — German.</text:p>
      <text:p text:style-name="P5"><text:span text:style-name="T8">#458</text:span> <text:span text:style-name="T6">карман</text:span>. <text:span text:style-name="T7">n.</text:span> — pocket.</text:p>
      <text:p text:style-name="P5"><text:span text:style-name="T8">#459</text:span> <text:span text:style-name="T6">губа</text:span>. <text:span text:style-name="T7">n.</text:span> — lip.</text:p>
      <text:p text:style-name="P5"><text:span text:style-name="T8">#460</text:span> <text:span text:style-name="T6">дядя</text:span>. <text:span text:style-name="T7">n.</text:span> — uncle.</text:p>
      <text:p text:style-name="P5"><text:soft-page-break/><text:span text:style-name="T8">#461</text:span> <text:span text:style-name="T6">приходить</text:span>. <text:span text:style-name="T7">vb.</text:span> — to come, arrive(See #253).</text:p>
      <text:p text:style-name="P5"><text:span text:style-name="T8">#462</text:span> <text:span text:style-name="T6">часто</text:span>. <text:span text:style-name="T7">adv.</text:span> — often.</text:p>
      <text:p text:style-name="P5"><text:span text:style-name="T8">#463</text:span> <text:span text:style-name="T6">домой</text:span>. <text:span text:style-name="T7">adv.</text:span> — home(as in "she came home").</text:p>
      <text:p text:style-name="P5"><text:span text:style-name="T8">#464</text:span> <text:span text:style-name="T6">огонь</text:span>. <text:span text:style-name="T7">n.</text:span> — fire.</text:p>
      <text:p text:style-name="P5"><text:span text:style-name="T8">#465</text:span> <text:span text:style-name="T6">писатель</text:span>. <text:span text:style-name="T7">n.</text:span> — writer.</text:p>
      <text:p text:style-name="P5"><text:span text:style-name="T8">#466</text:span> <text:span text:style-name="T6">армия</text:span>. <text:span text:style-name="T7">n.</text:span> — army.</text:p>
      <text:p text:style-name="P5"><text:span text:style-name="T8">#467</text:span> <text:span text:style-name="T6">состояние</text:span>. <text:span text:style-name="T7">n.</text:span> — state, condition; fortune.</text:p>
      <text:p text:style-name="P5"><text:span text:style-name="T8">#468</text:span> <text:span text:style-name="T6">зуб</text:span>. <text:span text:style-name="T7">n.</text:span> — tooth.</text:p>
      <text:p text:style-name="P5"><text:span text:style-name="T8">#469</text:span> <text:span text:style-name="T6">очередь</text:span>. <text:span text:style-name="T7">n.</text:span> — line, queue, turn.</text:p>
      <text:p text:style-name="P5"><text:span text:style-name="T8">#470</text:span> <text:span text:style-name="T6">кой</text:span>. <text:span text:style-name="T7">pron.</text:span> — which (old-fashioned, literary); mostly found in set expressions: ни в ко́ем слу́чае, ни ко́им о́бразом, в кои ве́ки, на кой чёрт?.</text:p>
      <text:p text:style-name="P5"><text:span text:style-name="T8">#471</text:span> <text:span text:style-name="T6">против</text:span>. <text:span text:style-name="T7">prep.</text:span> — against, opposite, contrary to.</text:p>
      <text:p text:style-name="P5"><text:span text:style-name="T8">#472</text:span> <text:span text:style-name="T6">камень</text:span>. <text:span text:style-name="T7">n.</text:span> — stone.</text:p>
      <text:p text:style-name="P5"><text:span text:style-name="T8">#473</text:span> <text:span text:style-name="T6">наверное</text:span>. <text:span text:style-name="T7">adv.</text:span> — probably, most likely(See #972).</text:p>
      <text:p text:style-name="P5"><text:span text:style-name="T8">#474</text:span> <text:span text:style-name="T6">показаться</text:span>. <text:span text:style-name="T7">vb.</text:span> — to appear, come in sight.</text:p>
      <text:p text:style-name="P5"><text:span text:style-name="T8">#475</text:span> <text:span text:style-name="T6">ветер</text:span>. <text:span text:style-name="T7">n.</text:span> — wind.</text:p>
      <text:p text:style-name="P5"><text:span text:style-name="T8">#476</text:span> <text:span text:style-name="T6">гость</text:span>. <text:span text:style-name="T7">n.</text:span> — guest.</text:p>
      <text:p text:style-name="P5"><text:span text:style-name="T8">#477</text:span> <text:span text:style-name="T6">попасть</text:span>. <text:span text:style-name="T7">vb.</text:span> — to hit; to find oneself.</text:p>
      <text:p text:style-name="P5"><text:span text:style-name="T8">#478</text:span> <text:span text:style-name="T6">общество</text:span>. <text:span text:style-name="T7">n.</text:span> — society.</text:p>
      <text:p text:style-name="P5"><text:span text:style-name="T8">#479</text:span> <text:span text:style-name="T6">сначала</text:span>. <text:span text:style-name="T7">adv.</text:span> — at first, from the beginning.</text:p>
      <text:p text:style-name="P5"><text:span text:style-name="T8">#480</text:span> <text:span text:style-name="T6">либо</text:span>. <text:span text:style-name="T7">conj.</text:span> — or.</text:p>
      <text:p text:style-name="P5"><text:span text:style-name="T8">#481</text:span> <text:span text:style-name="T6">поехать</text:span>. <text:span text:style-name="T7">vb.</text:span> — to depart, set off.</text:p>
      <text:p text:style-name="P5"><text:span text:style-name="T8">#482</text:span> <text:span text:style-name="T6">услышать</text:span>. <text:span text:style-name="T7">vb.</text:span> — to hear.</text:p>
      <text:p text:style-name="P5"><text:span text:style-name="T8">#483</text:span> <text:span text:style-name="T6">уметь</text:span>. <text:span text:style-name="T7">vb.</text:span> — to be able, know, can.</text:p>
      <text:p text:style-name="P5"><text:span text:style-name="T8">#484</text:span> <text:span text:style-name="T6">случиться</text:span>. <text:span text:style-name="T7">vb.</text:span> — to happen.</text:p>
      <text:p text:style-name="P5"><text:span text:style-name="T8">#485</text:span> <text:span text:style-name="T6">странный</text:span>. <text:span text:style-name="T7">adj.</text:span> — strange.</text:p>
      <text:p text:style-name="P5"><text:span text:style-name="T8">#486</text:span> <text:span text:style-name="T6">принять</text:span>. <text:span text:style-name="T7">vb.</text:span> — to take, admit, accept(See #643).</text:p>
      <text:p text:style-name="P5"><text:span text:style-name="T8">#487</text:span> <text:span text:style-name="T6">рота</text:span>. <text:span text:style-name="T7">n.</text:span> — company (military).</text:p>
      <text:p text:style-name="P5"><text:span text:style-name="T8">#488</text:span> <text:span text:style-name="T6">закон</text:span>. <text:span text:style-name="T7">n.</text:span> — law, act, statue.</text:p>
      <text:p text:style-name="P5"><text:span text:style-name="T8">#489</text:span> <text:span text:style-name="T6">короткий</text:span>. <text:span text:style-name="T7">adj.</text:span> — short.</text:p>
      <text:p text:style-name="P5"><text:span text:style-name="T8">#490</text:span> <text:span text:style-name="T6">море</text:span>. <text:span text:style-name="T7">n.</text:span> — sea.</text:p>
      <text:p text:style-name="P5"><text:span text:style-name="T8">#491</text:span> <text:span text:style-name="T6">собираться</text:span>. <text:span text:style-name="T7">vb.</text:span> — to gather together, assemble; intend(See #981).</text:p>
      <text:p text:style-name="P5"><text:span text:style-name="T8">#492</text:span> <text:span text:style-name="T6">темный</text:span>. <text:span text:style-name="T7">adj.</text:span> — dark.</text:p>
      <text:p text:style-name="P5"><text:span text:style-name="T8">#493</text:span> <text:span text:style-name="T6">гора</text:span>. <text:span text:style-name="T7">n.</text:span> — mountain, hill.</text:p>
      <text:p text:style-name="P5"><text:span text:style-name="T8">#494</text:span> <text:span text:style-name="T6">врач</text:span>. <text:span text:style-name="T7">n.</text:span> — physician, doctor.</text:p>
      <text:p text:style-name="P5"><text:span text:style-name="T8">#495</text:span> <text:span text:style-name="T6">край</text:span>. <text:span text:style-name="T7">n.</text:span> — border, edge; land, country.</text:p>
      <text:p text:style-name="P5"><text:span text:style-name="T8">#496</text:span> <text:span text:style-name="T6">стараться</text:span>. <text:span text:style-name="T7">vb.</text:span> — to try, endeavour.</text:p>
      <text:p text:style-name="P5"><text:span text:style-name="T8">#497</text:span> <text:span text:style-name="T6">единственный</text:span>. <text:span text:style-name="T7">adj.</text:span> — only, sole.</text:p>
      <text:p text:style-name="P5"><text:span text:style-name="T8">#498</text:span> <text:span text:style-name="T6">река</text:span>. <text:span text:style-name="T7">n.</text:span> — river.</text:p>
      <text:p text:style-name="P5"><text:span text:style-name="T8">#499</text:span> <text:span text:style-name="T6">военный</text:span>. <text:span text:style-name="T7">adj.</text:span> — military.</text:p>
      <text:p text:style-name="P5"><text:span text:style-name="T8">#500</text:span> <text:span text:style-name="T6">подняться</text:span>. <text:span text:style-name="T7">vb.</text:span> — to rise, clim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morant" svg:font-family="Cormorant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rmorant Garamond Medium" svg:font-family="'Cormorant Garamond Medium'" style:font-adornments="Medium" style:font-pitch="variable"/>
    <style:font-face style:name="Cormorant Garamond SemiBold" svg:font-family="'Cormorant Garamond SemiBold'" style:font-pitch="variable"/>
    <style:font-face style:name="Cormorant Medium" svg:font-family="'Cormorant Medium'" style:font-pitch="variable"/>
    <style:font-face style:name="Cormorant SC SemiBold" svg:font-family="'Cormorant SC Semi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4in" fo:margin-bottom="0.3in" fo:margin-left="0.3in" fo:margin-right="0.3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3" fo:column-gap="0.2in"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17:37:30.688750126</meta:creation-date>
    <dc:date>2020-01-12T23:00:24.048909058</dc:date>
    <meta:editing-duration>PT1H24M59S</meta:editing-duration>
    <meta:editing-cycles>18</meta:editing-cycles>
    <meta:generator>LibreOffice/6.0.7.3$Linux_X86_64 LibreOffice_project/00m0$Build-3</meta:generator>
    <meta:document-statistic meta:table-count="0" meta:image-count="0" meta:object-count="0" meta:page-count="6" meta:paragraph-count="502" meta:word-count="2800" meta:character-count="17049" meta:non-whitespace-character-count="14246"/>
  </office:meta>
</office:document-meta>
</file>